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27A68085871.jpg"/>
  <manifest:file-entry manifest:media-type="image/png" manifest:full-path="Pictures/10000200000004B0000002BCADAC7941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4.199cm" fo:margin-left="1.896cm" table:align="left" style:writing-mode="lr-tb"/>
    </style:style>
    <style:style style:name="Tabela1.A" style:family="table-column">
      <style:table-column-properties style:column-width="1.693cm"/>
    </style:style>
    <style:style style:name="Tabela1.B" style:family="table-column">
      <style:table-column-properties style:column-width="7.408cm"/>
    </style:style>
    <style:style style:name="Tabela1.C" style:family="table-column">
      <style:table-column-properties style:column-width="5.098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cc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C1" style:family="table-cell">
      <style:table-cell-properties style:vertical-align="middle" fo:background-color="#ccffcc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C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2" style:family="table">
      <style:table-properties style:width="15.24cm" fo:margin-left="0.847cm" table:align="left" style:writing-mode="lr-tb"/>
    </style:style>
    <style:style style:name="Tabela2.A" style:family="table-column">
      <style:table-column-properties style:column-width="7.62cm"/>
    </style:style>
    <style:style style:name="Tabela2.1" style:family="table-row">
      <style:table-row-properties style:min-row-height="2.297cm" style:keep-together="true" fo:keep-together="auto"/>
    </style:style>
    <style:style style:name="Tabela2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2.2" style:family="table-row">
      <style:table-row-properties style:min-row-height="1.198cm" style:keep-together="true" fo:keep-together="auto"/>
    </style:style>
    <style:style style:name="Tabela3" style:family="table">
      <style:table-properties style:width="15.279cm" fo:margin-left="0.847cm" table:align="left" style:writing-mode="lr-tb"/>
    </style:style>
    <style:style style:name="Tabela3.A" style:family="table-column">
      <style:table-column-properties style:column-width="7.62cm"/>
    </style:style>
    <style:style style:name="Tabela3.B" style:family="table-column">
      <style:table-column-properties style:column-width="7.659cm"/>
    </style:style>
    <style:style style:name="Tabela3.1" style:family="table-row">
      <style:table-row-properties style:min-row-height="2.297cm" style:keep-together="true" fo:keep-together="auto"/>
    </style:style>
    <style:style style:name="Tabe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3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P5" style:family="paragraph" style:parent-style-name="Header">
      <style:text-properties fo:font-size="9pt" fo:language="zxx" fo:country="none" style:font-size-asian="9pt" style:language-asian="zxx" style:country-asian="none"/>
    </style:style>
    <style:style style:name="P6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P7" style:family="paragraph" style:parent-style-name="Header">
      <style:paragraph-properties>
        <style:tab-stops/>
      </style:paragraph-properties>
    </style:style>
    <style:style style:name="P8" style:family="paragraph" style:parent-style-name="Header">
      <style:paragraph-properties style:snap-to-layout-grid="false"/>
    </style:style>
    <style:style style:name="P9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10" style:family="paragraph" style:parent-style-name="Text_20_body">
      <style:paragraph-properties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1" style:family="paragraph" style:parent-style-name="Text_20_body">
      <style:paragraph-properties fo:margin-top="0cm" fo:margin-bottom="0cm"/>
      <style:text-properties fo:language="pt" fo:country="BR"/>
    </style:style>
    <style:style style:name="P12" style:family="paragraph" style:parent-style-name="Text_20_body">
      <style:paragraph-properties fo:margin-top="0cm" fo:margin-bottom="0cm" fo:text-align="justify" style:justify-single-word="false"/>
      <style:text-properties fo:language="pt" fo:country="BR"/>
    </style:style>
    <style:style style:name="P13" style:family="paragraph" style:parent-style-name="Text_20_body">
      <style:paragraph-properties fo:margin-top="0cm" fo:margin-bottom="0cm"/>
      <style:text-properties style:font-name="Arial" fo:font-size="10pt" fo:language="pt" fo:country="BR" style:font-size-asian="10pt" style:font-name-complex="Arial"/>
    </style:style>
    <style:style style:name="P14" style:family="paragraph" style:parent-style-name="Text_20_body">
      <style:paragraph-properties fo:margin-top="0cm" fo:margin-bottom="0cm" fo:line-height="150%"/>
      <style:text-properties style:font-name="Arial" fo:font-size="10pt" fo:language="pt" fo:country="BR" style:font-size-asian="10pt" style:font-name-complex="Arial"/>
    </style:style>
    <style:style style:name="P15" style:family="paragraph" style:parent-style-name="Text_20_body">
      <style:paragraph-properties fo:margin-top="0cm" fo:margin-bottom="0cm" fo:line-height="150%" fo:text-align="justify" style:justify-single-word="false"/>
      <style:text-properties style:font-name="Arial" fo:font-size="10pt" fo:language="pt" fo:country="BR" style:font-size-asian="10pt" style:font-name-complex="Arial"/>
    </style:style>
    <style:style style:name="P16" style:family="paragraph" style:parent-style-name="Text_20_body">
      <style:paragraph-properties fo:margin-left="1.9cm" fo:margin-right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7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</style:style>
    <style:style style:name="P18" style:family="paragraph" style:parent-style-name="Text_20_body">
      <style:paragraph-properties fo:margin-left="1.9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9" style:family="paragraph" style:parent-style-name="Text_20_body">
      <style:paragraph-properties fo:margin-left="1.9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0" style:family="paragraph" style:parent-style-name="Text_20_body">
      <style:paragraph-properties fo:margin-left="1.9cm" fo:margin-right="0cm" fo:margin-top="0cm" fo:margin-bottom="0cm" fo:line-height="0.212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21" style:family="paragraph" style:parent-style-name="Corpo_20_de_20_texto_20_2">
      <style:paragraph-properties fo:margin-left="1.9cm" fo:margin-right="0cm" fo:margin-top="0cm" fo:margin-bottom="0cm" fo:line-height="150%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22" style:family="paragraph" style:parent-style-name="Text_20_body">
      <style:paragraph-properties fo:margin-left="1.9cm" fo:margin-right="0cm" fo:margin-top="0.212cm" fo:margin-bottom="0.423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3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4" style:family="paragraph" style:parent-style-name="Text_20_body">
      <style:paragraph-properties fo:margin-left="1.905cm" fo:margin-right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 style:font-weight-complex="bold"/>
    </style:style>
    <style:style style:name="P25" style:family="paragraph" style:parent-style-name="Text_20_body">
      <style:paragraph-properties fo:margin-left="1.905cm" fo:margin-right="0cm" fo:text-align="justify" style:justify-single-word="false" fo:text-indent="0cm" style:auto-text-indent="false"/>
    </style:style>
    <style:style style:name="P26" style:family="paragraph" style:parent-style-name="Text_20_body">
      <style:paragraph-properties fo:margin-left="1.905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27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28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29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30" style:family="paragraph" style:parent-style-name="Text_20_body">
      <style:paragraph-properties fo:margin-left="1.905cm" fo:margin-right="0cm" fo:margin-top="0cm" fo:margin-bottom="0cm" fo:text-align="justify" style:justify-single-word="false" fo:text-indent="0cm" style:auto-text-indent="false">
        <style:tab-stops>
          <style:tab-stop style:position="1.90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31" style:family="paragraph" style:parent-style-name="Text_20_body">
      <style:paragraph-properties fo:margin-left="1.905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32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</style:style>
    <style:style style:name="P33" style:family="paragraph" style:parent-style-name="Corpo_20_de_20_texto_20_2">
      <style:paragraph-properties fo:margin-left="1.905cm" fo:margin-right="0cm" fo:margin-top="0cm" fo:margin-bottom="0cm" fo:line-height="150%" fo:text-align="justify" style:justify-single-word="false" fo:text-indent="0cm" style:auto-text-indent="false"/>
    </style:style>
    <style:style style:name="P34" style:family="paragraph" style:parent-style-name="Text_20_body">
      <style:paragraph-properties fo:margin-left="0.847cm" fo:margin-right="0cm" fo:margin-top="0cm" fo:margin-bottom="0cm" fo:text-indent="0cm" style:auto-text-indent="false"/>
      <style:text-properties style:font-name="Arial" fo:font-size="10pt" fo:language="pt" fo:country="BR" style:font-size-asian="10pt" style:font-name-complex="Arial"/>
    </style:style>
    <style:style style:name="P35" style:family="paragraph" style:parent-style-name="Text_20_body">
      <style:paragraph-properties fo:margin-left="0.84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36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cm" style:auto-text-indent="false"/>
      <style:text-properties fo:color="#008000" style:font-name="Arial" fo:font-size="10pt" fo:language="pt" fo:country="BR" style:font-size-asian="10pt" style:font-name-complex="Arial"/>
    </style:style>
    <style:style style:name="P37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0cm" style:auto-text-indent="false">
        <style:tab-stops>
          <style:tab-stop style:position="4.233cm"/>
        </style:tab-stops>
      </style:paragraph-properties>
      <style:text-properties fo:color="#008000" style:font-name="Arial" fo:font-size="10pt" fo:language="pt" fo:country="BR" style:font-size-asian="10pt" style:font-name-complex="Arial"/>
    </style:style>
    <style:style style:name="P38" style:family="paragraph" style:parent-style-name="Standard">
      <style:paragraph-properties fo:margin-left="0.847cm" fo:margin-right="0cm" fo:text-indent="0cm" style:auto-text-indent="false"/>
    </style:style>
    <style:style style:name="P39" style:family="paragraph" style:parent-style-name="Standard">
      <style:paragraph-properties fo:margin-left="0.847cm" fo:margin-right="0cm" fo:text-indent="0cm" style:auto-text-indent="false"/>
      <style:text-properties fo:font-weight="bold" style:font-weight-asian="bold"/>
    </style:style>
    <style:style style:name="P40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fo:font-weight="bold" style:font-size-asian="10pt" style:font-weight-asian="bold" style:font-name-complex="Arial"/>
    </style:style>
    <style:style style:name="P41" style:family="paragraph" style:parent-style-name="Text_20_body">
      <style:paragraph-properties fo:margin-left="0cm" fo:margin-right="0cm" fo:margin-top="0.212cm" fo:margin-bottom="0.212cm" fo:text-indent="0cm" style:auto-text-indent="false"/>
      <style:text-properties style:font-name="Arial" fo:font-size="10pt" fo:language="pt" fo:country="BR" style:font-size-asian="10pt" style:font-name-complex="Arial"/>
    </style:style>
    <style:style style:name="P42" style:family="paragraph" style:parent-style-name="Text_20_body">
      <style:paragraph-properties fo:margin-left="0cm" fo:margin-right="0cm" fo:margin-top="0.212cm" fo:margin-bottom="0.212cm" fo:text-align="center" style:justify-single-word="false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3" style:family="paragraph" style:parent-style-name="Text_20_body">
      <style:paragraph-properties fo:margin-left="0cm" fo:margin-right="0cm" fo:margin-top="0.212cm" fo:margin-bottom="0.212cm" fo:text-indent="0cm" style:auto-text-indent="false" style:snap-to-layout-grid="false"/>
      <style:text-properties style:font-name="Arial" fo:font-size="10pt" fo:language="pt" fo:country="BR" style:font-size-asian="10pt" style:font-name-complex="Arial"/>
    </style:style>
    <style:style style:name="P44" style:family="paragraph" style:parent-style-name="Text_20_body">
      <style:paragraph-properties fo:margin-left="0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45" style:family="paragraph" style:parent-style-name="Text_20_body">
      <style:paragraph-properties fo:margin-left="0cm" fo:margin-right="0cm" fo:margin-top="0cm" fo:margin-bottom="0cm" fo:line-height="150%" fo:text-align="justify" style:justify-single-word="false" fo:text-indent="0cm" style:auto-text-indent="false">
        <style:tab-stops>
          <style:tab-stop style:position="4.233cm"/>
        </style:tab-stops>
      </style:paragraph-properties>
      <style:text-properties fo:color="#008000" style:font-name="Arial" fo:font-size="10pt" fo:language="pt" fo:country="BR" style:font-size-asian="10pt" style:font-name-complex="Arial"/>
    </style:style>
    <style:style style:name="P46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0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7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-0.212cm" style:auto-text-indent="false"/>
      <style:text-properties style:font-name="Arial" fo:font-size="10pt" fo:language="pt" fo:country="BR" style:font-size-asian="10pt" style:font-name-complex="Arial"/>
    </style:style>
    <style:style style:name="P48" style:family="paragraph" style:parent-style-name="Text_20_body">
      <style:paragraph-properties fo:margin-left="3.81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49" style:family="paragraph" style:parent-style-name="Text_20_body">
      <style:paragraph-properties fo:margin-left="0.85cm" fo:margin-right="0cm" fo:margin-top="0cm" fo:margin-bottom="0.212cm" fo:line-height="150%" fo:text-align="justify" style:justify-single-word="false" fo:text-indent="0cm" style:auto-text-indent="false"/>
      <style:text-properties fo:color="#008000" style:font-name="Arial" fo:font-size="10pt" fo:language="pt" fo:country="BR" fo:font-weight="bold" style:font-size-asian="10pt" style:font-weight-asian="bold" style:font-name-complex="Arial"/>
    </style:style>
    <style:style style:name="P50" style:family="paragraph" style:parent-style-name="Text_20_body">
      <style:paragraph-properties fo:margin-left="2.54cm" fo:margin-right="0cm" fo:margin-top="0cm" fo:margin-bottom="0cm" fo:line-height="150%" fo:text-indent="0cm" style:auto-text-indent="false"/>
      <style:text-properties style:font-name="Arial" fo:font-size="10pt" fo:language="pt" fo:country="BR" fo:font-style="italic" style:font-size-asian="10pt" style:font-style-asian="italic" style:font-name-complex="Arial"/>
    </style:style>
    <style:style style:name="P51" style:family="paragraph" style:parent-style-name="Text_20_body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52" style:family="paragraph" style:parent-style-name="Text_20_body">
      <style:paragraph-properties fo:margin-left="0.847cm" fo:margin-right="0cm" fo:margin-top="0cm" fo:margin-bottom="0cm" fo:line-height="150%" fo:text-align="justify" style:justify-single-word="false" fo:text-indent="-0.847cm" style:auto-text-indent="false">
        <style:tab-stops>
          <style:tab-stop style:position="0.847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53" style:family="paragraph" style:parent-style-name="Standard">
      <style:text-properties style:language-asian="en" style:country-asian="US"/>
    </style:style>
    <style:style style:name="P54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55" style:family="paragraph" style:parent-style-name="Standard">
      <style:text-properties fo:language="en" fo:country="US" style:language-asian="en" style:country-asian="US"/>
    </style:style>
    <style:style style:name="P56" style:family="paragraph" style:parent-style-name="Standard">
      <style:paragraph-properties fo:text-align="justify" style:justify-single-word="false"/>
    </style:style>
    <style:style style:name="P57" style:family="paragraph" style:parent-style-name="Standard">
      <style:text-properties fo:language="zxx" fo:country="none" style:language-asian="en" style:country-asian="US"/>
    </style:style>
    <style:style style:name="P58" style:family="paragraph" style:parent-style-name="Standard">
      <style:text-properties fo:font-weight="bold" style:font-weight-asian="bold"/>
    </style:style>
    <style:style style:name="P59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0" style:family="paragraph" style:parent-style-name="Standard">
      <style:text-properties fo:color="#008000" style:font-name="Arial" fo:font-size="9pt" fo:font-weight="bold" style:font-size-asian="9pt" style:font-weight-asian="bold" style:font-name-complex="Arial" style:font-size-complex="9pt"/>
    </style:style>
    <style:style style:name="P61" style:family="paragraph" style:parent-style-name="Standard">
      <style:paragraph-properties fo:margin-left="0.63cm" fo:margin-right="0cm" fo:margin-top="0.212cm" fo:margin-bottom="0cm" fo:text-indent="0.621cm" style:auto-text-indent="false"/>
      <style:text-properties fo:color="#008000" style:font-name="Arial" fo:font-size="9pt" style:font-size-asian="9pt" style:font-name-complex="Arial" style:font-size-complex="9pt"/>
    </style:style>
    <style:style style:name="P62" style:family="paragraph" style:parent-style-name="Standard">
      <style:paragraph-properties fo:margin-left="0cm" fo:margin-right="0cm" fo:text-indent="0.635cm" style:auto-text-indent="false"/>
    </style:style>
    <style:style style:name="P63" style:family="paragraph" style:parent-style-name="Standard">
      <style:paragraph-properties fo:margin-left="0cm" fo:margin-right="0cm" fo:text-indent="0.635cm" style:auto-text-indent="false"/>
      <style:text-properties fo:color="#008000" style:font-name="Arial" fo:font-size="9pt" style:font-size-asian="9pt" style:font-name-complex="Arial" style:font-size-complex="9pt"/>
    </style:style>
    <style:style style:name="P6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5" style:family="paragraph" style:parent-style-name="Contents_20_4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66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67" style:family="paragraph" style:parent-style-name="Title">
      <style:paragraph-properties fo:margin-top="0.212cm" fo:margin-bottom="0cm" fo:text-align="end" style:justify-single-word="false"/>
      <style:text-properties fo:font-size="16pt" fo:language="pt" fo:country="BR" style:font-size-asian="16pt" style:font-size-complex="16pt"/>
    </style:style>
    <style:style style:name="P68" style:family="paragraph" style:parent-style-name="Corpo_20_de_20_texto_20_2">
      <style:paragraph-properties fo:margin-left="1.27cm" fo:margin-right="0cm" fo:margin-top="0cm" fo:margin-bottom="0cm" fo:text-indent="0cm" style:auto-text-indent="false"/>
      <style:text-properties style:font-name="Arial" fo:font-size="10pt" fo:language="pt" fo:country="BR" fo:font-style="normal" style:font-size-asian="10pt" style:font-style-asian="normal" style:font-name-complex="Arial"/>
    </style:style>
    <style:style style:name="P69" style:family="paragraph" style:parent-style-name="Corpo_20_de_20_texto_20_2">
      <style:paragraph-properties fo:margin-left="1.27cm" fo:margin-right="0cm" fo:margin-top="0cm" fo:margin-bottom="0cm" fo:line-height="150%" fo:text-indent="0cm" style:auto-text-indent="false"/>
      <style:text-properties style:font-name="Arial" fo:font-size="10pt" fo:language="pt" fo:country="BR" style:font-size-asian="10pt" style:font-name-complex="Arial"/>
    </style:style>
    <style:style style:name="P70" style:family="paragraph" style:parent-style-name="Contents_20_3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1" style:family="paragraph" style:parent-style-name="Title">
      <style:paragraph-properties fo:text-align="end" style:justify-single-word="false"/>
      <style:text-properties fo:language="pt" fo:country="BR"/>
    </style:style>
    <style:style style:name="P72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73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74" style:family="paragraph" style:parent-style-name="Title">
      <style:text-properties fo:font-size="12pt" fo:language="pt" fo:country="BR" style:font-size-asian="12pt" style:font-size-complex="12pt"/>
    </style:style>
    <style:style style:name="P75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7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77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78" style:family="paragraph" style:parent-style-name="RUP_20_Tabela">
      <style:paragraph-properties fo:keep-together="always" fo:keep-with-next="always"/>
      <style:text-properties fo:language="pt" fo:country="BR"/>
    </style:style>
    <style:style style:name="P79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80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81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2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83" style:family="paragraph" style:parent-style-name="Standard" style:list-style-name="WW8Num10">
      <style:paragraph-properties fo:margin-left="1.259cm" fo:margin-right="0cm" fo:margin-top="0.212cm" fo:margin-bottom="0cm" fo:text-indent="-0.63cm" style:auto-text-indent="false"/>
    </style:style>
    <style:style style:name="P84" style:family="paragraph" style:parent-style-name="Standard" style:list-style-name="WW8Num10">
      <style:paragraph-properties fo:margin-left="1.259cm" fo:margin-right="0cm" fo:margin-top="0.212cm" fo:margin-bottom="0cm" fo:text-indent="-0.63cm" style:auto-text-indent="false"/>
      <style:text-properties fo:color="#008000" style:font-name="Arial" fo:font-size="9pt" style:font-size-asian="9pt" style:font-name-complex="Arial" style:font-size-complex="9pt"/>
    </style:style>
    <style:style style:name="P85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6" style:family="paragraph" style:parent-style-name="Text_20_body" style:list-style-name="WW8Num4">
      <style:paragraph-properties fo:margin-left="3.17cm" fo:margin-right="0cm" fo:margin-top="0cm" fo:margin-bottom="0cm" fo:line-height="150%" fo:text-indent="-1.2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7" style:family="paragraph" style:parent-style-name="Text_20_body" style:list-style-name="WW8Num13">
      <style:paragraph-properties fo:margin-left="3.175cm" fo:margin-right="0cm" fo:margin-top="0cm" fo:margin-bottom="0cm" fo:line-height="150%" fo:text-align="justify" style:justify-single-word="false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8" style:family="paragraph" style:parent-style-name="Text_20_body" style:list-style-name="WW8Num13">
      <style:paragraph-properties fo:margin-left="3.175cm" fo:margin-right="0cm" fo:margin-top="0cm" fo:margin-bottom="0cm" fo:line-height="150%" fo:text-indent="-1.27cm" style:auto-text-indent="false">
        <style:tab-stops>
          <style:tab-stop style:position="2.328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89" style:family="paragraph" style:parent-style-name="Text_20_body">
      <style:paragraph-properties fo:margin-left="2.529cm" fo:margin-right="0cm" fo:margin-top="0cm" fo:margin-bottom="0cm" fo:text-align="justify" style:justify-single-word="false" fo:text-indent="-0.63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90" style:family="paragraph" style:parent-style-name="Text_20_body" style:list-style-name="WW8Num2">
      <style:paragraph-properties fo:margin-left="2.529cm" fo:margin-right="0cm" fo:margin-top="0cm" fo:margin-bottom="0cm" fo:text-align="justify" style:justify-single-word="false" fo:text-indent="-0.63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91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92" style:family="paragraph" style:parent-style-name="Text_20_body" style:list-style-name="WW8Num12">
      <style:paragraph-properties fo:margin-left="2.54cm" fo:margin-right="0cm" fo:margin-top="0.212cm" fo:margin-bottom="0.212cm" fo:text-indent="-2.519cm" style:auto-text-indent="false" style:snap-to-layout-grid="false">
        <style:tab-stops>
          <style:tab-stop style:position="0.445cm"/>
        </style:tab-stops>
      </style:paragraph-properties>
      <style:text-properties style:font-name="Arial" fo:font-size="10pt" fo:language="pt" fo:country="BR" style:font-size-asian="10pt" style:font-name-complex="Arial"/>
    </style:style>
    <style:style style:name="P93" style:family="paragraph" style:parent-style-name="Text_20_body" style:list-style-name="WW8Num5">
      <style:paragraph-properties fo:margin-left="0.445cm" fo:margin-right="0cm" fo:margin-top="0.212cm" fo:margin-bottom="0.212cm" fo:text-indent="-0.423cm" style:auto-text-indent="false"/>
      <style:text-properties style:font-name="Arial" fo:font-size="10pt" fo:language="pt" fo:country="BR" style:font-size-asian="10pt" style:font-name-complex="Arial"/>
    </style:style>
    <style:style style:name="P94" style:family="paragraph" style:parent-style-name="Text_20_body" style:list-style-name="WW8Num7">
      <style:paragraph-properties fo:margin-left="1.27cm" fo:margin-right="0cm" fo:line-height="150%" fo:text-indent="0.63cm" style:auto-text-indent="false">
        <style:tab-stops>
          <style:tab-stop style:position="2.96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5" style:family="paragraph" style:parent-style-name="Text_20_body" style:list-style-name="WW8Num2">
      <style:paragraph-properties fo:margin-left="3.175cm" fo:margin-right="0cm" fo:margin-top="0cm" fo:margin-bottom="0cm" fo:line-height="150%" fo:text-align="justify" style:justify-single-word="false" fo:text-indent="-0.212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6" style:family="paragraph" style:parent-style-name="Text_20_body" style:list-style-name="WW8Num2">
      <style:paragraph-properties fo:margin-left="3.81cm" fo:margin-right="0cm" fo:margin-top="0cm" fo:margin-bottom="0cm" fo:line-height="150%" fo:text-align="justify" style:justify-single-word="false" fo:text-indent="-0.847cm" style:auto-text-indent="false">
        <style:tab-stops>
          <style:tab-stop style:position="2.54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"/>
    </style:style>
    <style:style style:name="P97" style:family="paragraph" style:parent-style-name="Text_20_body" style:list-style-name="WW8Num17">
      <style:paragraph-properties fo:margin-left="0.445cm" fo:margin-right="0cm" fo:margin-top="0cm" fo:margin-bottom="0cm" fo:line-height="150%" fo:text-indent="1.461cm" style:auto-text-indent="false"/>
      <style:text-properties style:font-name="Arial" fo:font-size="10pt" fo:language="pt" fo:country="BR" style:font-size-asian="10pt" style:font-name-complex="Arial"/>
    </style:style>
    <style:style style:name="P98" style:family="paragraph" style:parent-style-name="Text_20_body" style:list-style-name="WW8Num8">
      <style:paragraph-properties fo:margin-left="0.445cm" fo:margin-right="0cm" fo:margin-top="0cm" fo:margin-bottom="0cm" fo:line-height="150%" fo:text-align="justify" style:justify-single-word="false" fo:text-indent="1.461cm" style:auto-text-indent="false"/>
    </style:style>
    <style:style style:name="P99" style:family="paragraph" style:parent-style-name="Text_20_body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language="pt" fo:country="BR" style:font-size-asian="10pt" style:font-name-complex="Arial"/>
    </style:style>
    <style:style style:name="P100" style:family="paragraph" style:parent-style-name="Heading_20_1">
      <style:paragraph-properties fo:text-align="center" style:justify-single-word="false">
        <style:tab-stops>
          <style:tab-stop style:position="0.847cm"/>
          <style:tab-stop style:position="16.609cm" style:type="right" style:leader-style="dotted" style:leader-text="."/>
        </style:tab-stops>
      </style:paragraph-properties>
    </style:style>
    <style:style style:name="P101" style:family="paragraph" style:parent-style-name="Heading_20_1">
      <style:text-properties fo:font-size="12pt" style:font-size-asian="12pt" style:font-size-complex="12pt"/>
    </style:style>
    <style:style style:name="P102" style:family="paragraph" style:parent-style-name="Heading_20_1" style:list-style-name="WW8Num6">
      <style:paragraph-properties fo:margin-left="1.27cm" fo:margin-right="0cm" fo:text-indent="-1.27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103" style:family="paragraph" style:parent-style-name="Heading_20_1" style:list-style-name="WW8Num6">
      <style:paragraph-properties fo:margin-left="0.847cm" fo:margin-right="0cm" fo:margin-top="0cm" fo:margin-bottom="0.106cm" fo:text-indent="-0.847cm" style:auto-text-indent="false">
        <style:tab-stops/>
      </style:paragraph-properties>
      <style:text-properties fo:font-size="12pt" style:font-size-asian="12pt" style:font-size-complex="12pt"/>
    </style:style>
    <style:style style:name="P104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5" style:family="paragraph" style:parent-style-name="Heading_20_1" style:list-style-name="WW8Num15">
      <style:paragraph-properties fo:margin-left="0.847cm" fo:margin-right="0cm" fo:margin-top="0cm" fo:margin-bottom="0cm" fo:text-indent="-0.847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6" style:family="paragraph" style:parent-style-name="Heading_20_1" style:list-style-name="WW8Num7">
      <style:paragraph-properties fo:margin-left="1.244cm" fo:margin-right="0cm" fo:margin-top="0cm" fo:margin-bottom="0cm" fo:text-indent="-1.24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7" style:family="paragraph" style:parent-style-name="Heading_20_1" style:list-style-name="WW8Num15">
      <style:paragraph-properties fo:margin-left="1.24cm" fo:margin-right="0cm" fo:margin-top="0.212cm" fo:margin-bottom="0cm" fo:text-indent="-1.24cm" style:auto-text-indent="fals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8" style:family="paragraph" style:parent-style-name="Heading_20_1" style:list-style-name="WW8Num15">
      <style:paragraph-properties fo:margin-left="1.24cm" fo:margin-right="0cm" fo:margin-top="0.212cm" fo:margin-bottom="0cm" fo:text-indent="-1.24cm" style:auto-text-indent="false" fo:break-before="page">
        <style:tab-stops>
          <style:tab-stop style:position="0.847cm"/>
        </style:tab-stops>
      </style:paragraph-properties>
      <style:text-properties fo:font-size="12pt" style:font-size-asian="12pt" style:font-size-complex="12pt"/>
    </style:style>
    <style:style style:name="P109" style:family="paragraph" style:parent-style-name="Heading_20_2" style:list-style-name="WW8Num6">
      <style:paragraph-properties fo:margin-left="2.328cm" fo:margin-right="0cm" fo:margin-top="0cm" fo:margin-bottom="0cm" fo:text-indent="-0.635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0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1" style:family="paragraph" style:parent-style-name="Heading_20_2" style:list-style-name="WW8Num6">
      <style:paragraph-properties fo:margin-left="1.259cm" fo:margin-right="0cm" fo:margin-top="0.212cm" fo:margin-bottom="0cm" fo:text-indent="-0.63cm" style:auto-text-indent="false" fo:break-before="pag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2" style:family="paragraph" style:parent-style-name="Heading_20_2" style:list-style-name="WW8Num6">
      <style:paragraph-properties fo:margin-left="2.328cm" fo:margin-right="0cm" fo:margin-top="0cm" fo:margin-bottom="0cm" fo:text-indent="-1.69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3" style:family="paragraph" style:parent-style-name="Heading_20_2" style:list-style-name="WW8Num7">
      <style:paragraph-properties fo:margin-left="0.847cm" fo:margin-right="0cm" fo:text-indent="0.026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4" style:family="paragraph" style:parent-style-name="Heading_20_2" style:list-style-name="WW8Num7">
      <style:paragraph-properties fo:margin-left="0.85cm" fo:margin-right="0cm" fo:margin-top="0.212cm" fo:margin-bottom="0cm" fo:text-indent="0.03cm" style:auto-text-indent="false" fo:break-before="page">
        <style:tab-stops>
          <style:tab-stop style:position="0.847cm"/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5" style:family="paragraph" style:parent-style-name="Heading_20_2" style:list-style-name="WW8Num7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6" style:family="paragraph" style:parent-style-name="Heading_20_2" style:list-style-name="WW8Num9">
      <style:paragraph-properties fo:margin-left="1.244cm" fo:margin-right="0cm" fo:margin-top="0cm" fo:margin-bottom="0cm" fo:text-indent="-0.397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7" style:family="paragraph" style:parent-style-name="Heading_20_2" style:list-style-name="WW8Num7">
      <style:paragraph-properties fo:margin-left="1.244cm" fo:margin-right="0cm" fo:margin-top="0cm" fo:margin-bottom="0cm" fo:text-indent="-0.397cm" style:auto-text-indent="false" fo:break-before="pag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8" style:family="paragraph" style:parent-style-name="Heading_20_2" style:list-style-name="WW8Num7">
      <style:paragraph-properties fo:margin-left="1.244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19" style:family="paragraph" style:parent-style-name="Heading_20_2" style:list-style-name="WW8Num11">
      <style:paragraph-properties fo:margin-left="1.27cm" fo:margin-right="0cm" fo:margin-top="0cm" fo:margin-bottom="0cm" fo:text-indent="-0.423cm" style:auto-text-indent="false" style:text-autospace="none" style:punctuation-wrap="simple" style:vertical-align="baselin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0" style:family="paragraph" style:parent-style-name="Heading_20_2" style:list-style-name="WW8Num15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fo:font-style="normal" style:font-size-asian="11pt" style:font-style-asian="normal" style:font-size-complex="11pt"/>
    </style:style>
    <style:style style:name="P121" style:family="paragraph" style:parent-style-name="Heading_20_2">
      <style:paragraph-properties fo:margin-top="0cm" fo:margin-bottom="0cm"/>
      <style:text-properties fo:font-size="10pt" style:font-size-asian="10pt" style:font-size-complex="10pt"/>
    </style:style>
    <style:style style:name="P122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0.847cm"/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3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  <style:tab-stop style:position="2.54cm"/>
        </style:tab-stops>
      </style:paragraph-properties>
      <style:text-properties fo:font-size="11pt" style:font-size-asian="11pt" style:font-size-complex="11pt"/>
    </style:style>
    <style:style style:name="P124" style:family="paragraph" style:parent-style-name="Heading_20_3" style:list-style-name="WW8Num7">
      <style:paragraph-properties fo:margin-left="1.27cm" fo:margin-right="0cm" fo:margin-top="0cm" fo:margin-bottom="0cm" fo:text-indent="-0.423cm" style:auto-text-indent="false">
        <style:tab-stops>
          <style:tab-stop style:position="1.905cm"/>
        </style:tab-stops>
      </style:paragraph-properties>
      <style:text-properties fo:font-size="11pt" style:font-size-asian="11pt" style:font-size-complex="11pt"/>
    </style:style>
    <style:style style:name="P125" style:family="paragraph" style:parent-style-name="Heading_20_4" style:list-style-name="WW8Num7">
      <style:paragraph-properties fo:margin-left="2.328cm" fo:margin-right="0cm" fo:margin-top="0cm" fo:margin-bottom="0cm" fo:text-indent="-1.482cm" style:auto-text-indent="false">
        <style:tab-stops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6" style:family="paragraph" style:parent-style-name="Heading_20_4" style:list-style-name="WW8Num7">
      <style:paragraph-properties fo:margin-left="1.482cm" fo:margin-right="0cm" fo:margin-top="0cm" fo:margin-bottom="0cm" fo:text-indent="-0.635cm" style:auto-text-indent="false">
        <style:tab-stops>
          <style:tab-stop style:position="1.905cm"/>
          <style:tab-stop style:position="2.328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7" style:family="paragraph" style:parent-style-name="Heading_20_4" style:list-style-name="WW8Num7">
      <style:paragraph-properties fo:margin-left="1.9cm" fo:margin-right="0cm" fo:margin-top="0cm" fo:margin-bottom="0cm" fo:text-indent="-0.841cm" style:auto-text-indent="false">
        <style:tab-stops>
          <style:tab-stop style:position="1.482cm"/>
          <style:tab-stop style:position="2.54cm"/>
        </style:tab-stops>
      </style:paragraph-properties>
      <style:text-properties style:font-name="Arial" fo:font-size="11pt" style:font-size-asian="11pt" style:font-name-complex="Arial" style:font-size-complex="11pt"/>
    </style:style>
    <style:style style:name="P128" style:family="paragraph" style:parent-style-name="Heading_20_6">
      <style:paragraph-properties fo:margin-top="0cm" fo:margin-bottom="0cm" fo:text-align="justify" style:justify-single-word="false"/>
      <style:text-properties style:font-name="Arial" fo:font-size="10pt" style:font-size-asian="10pt" style:font-name-complex="Arial" style:font-size-complex="10pt"/>
    </style:style>
    <style:style style:name="P129" style:family="paragraph" style:parent-style-name="Heading_20_6">
      <style:paragraph-properties fo:margin-left="1.905cm" fo:margin-right="0cm" fo:margin-top="0cm" fo:margin-bottom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name-complex="Arial" style:font-size-complex="10pt"/>
    </style:style>
    <style:style style:name="P130" style:family="paragraph" style:parent-style-name="Heading_20_6">
      <style:paragraph-properties fo:margin-top="0.212cm" fo:margin-bottom="0cm" fo:line-height="150%">
        <style:tab-stops>
          <style:tab-stop style:position="1.905cm"/>
        </style:tab-stops>
      </style:paragraph-properties>
    </style:style>
    <style:style style:name="P131" style:family="paragraph" style:parent-style-name="Heading_20_6">
      <style:paragraph-properties fo:margin-left="0.847cm" fo:margin-right="0cm" fo:margin-top="0cm" fo:margin-bottom="0cm" fo:text-indent="1.251cm" style:auto-text-indent="false"/>
      <style:text-properties style:font-name="Arial" fo:font-size="10pt" style:font-size-asian="10pt" style:font-name-complex="Arial" style:font-size-complex="10pt"/>
    </style:style>
    <style:style style:name="P132" style:family="paragraph" style:parent-style-name="Com_20_marcadores" style:list-style-name="WW8Num16">
      <style:paragraph-properties fo:margin-left="0.445cm" fo:margin-right="0cm" fo:margin-top="0cm" fo:margin-bottom="0cm" fo:line-height="150%" fo:text-indent="0.402cm" style:auto-text-indent="false"/>
      <style:text-properties style:font-name="Arial" fo:font-size="10pt" fo:language="pt" fo:country="BR" style:font-size-asian="10pt" style:font-name-complex="Arial"/>
    </style:style>
    <style:style style:name="P133" style:family="paragraph" style:parent-style-name="Com_20_marcadores" style:list-style-name="WW8Num3">
      <style:paragraph-properties fo:margin-left="0.445cm" fo:margin-right="0cm" fo:margin-top="0cm" fo:margin-bottom="0cm" fo:text-indent="0.402cm" style:auto-text-indent="false"/>
      <style:text-properties style:font-name="Arial" fo:font-size="10pt" fo:language="pt" fo:country="BR" style:font-size-asian="10pt" style:font-name-complex="Arial"/>
    </style:style>
    <style:style style:name="P134" style:family="paragraph" style:parent-style-name="InfoBlue" style:list-style-name="WW8Num5">
      <style:paragraph-properties fo:margin-left="0.445cm" fo:margin-right="0cm" fo:margin-top="0cm" fo:margin-bottom="0cm" fo:text-indent="-0.423cm" style:auto-text-indent="false" style:snap-to-layout-grid="false">
        <style:tab-stops>
          <style:tab-stop style:position="0.445cm"/>
          <style:tab-stop style:position="4.233cm"/>
        </style:tab-stops>
      </style:paragraph-properties>
      <style:text-properties fo:color="#000000" style:font-name="Arial" fo:font-style="normal" style:font-style-asian="normal" style:font-name-complex="Arial" style:font-size-complex="10pt"/>
    </style:style>
    <style:style style:name="P135" style:family="paragraph">
      <style:paragraph-properties style:writing-mode="lr-tb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9pt" style:font-size-asian="9pt"/>
    </style:style>
    <style:style style:name="T4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5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6" style:family="text">
      <style:text-properties fo:color="#000000" fo:font-size="10pt" fo:language="pt" fo:country="BR" fo:font-weight="normal" style:font-size-asian="10pt" style:language-asian="zxx" style:country-asian="none" style:font-weight-asian="normal"/>
    </style:style>
    <style:style style:name="T7" style:family="text">
      <style:text-properties style:font-name="Arial" fo:font-size="10pt" fo:font-weight="bold" style:font-size-asian="10pt" style:font-weight-asian="bold" style:font-name-complex="Arial"/>
    </style:style>
    <style:style style:name="T8" style:family="text">
      <style:text-properties style:font-name="Arial" fo:font-size="10pt" style:font-size-asian="10pt" style:font-name-complex="Arial"/>
    </style:style>
    <style:style style:name="T9" style:family="text">
      <style:text-properties style:font-name="Arial" fo:font-size="10pt" style:font-size-asian="10pt" style:font-name-complex="Arial" style:font-size-complex="10pt"/>
    </style:style>
    <style:style style:name="T10" style:family="text">
      <style:text-properties style:font-name="Arial" fo:font-size="10pt" fo:language="pt" fo:country="BR" style:font-size-asian="10pt" style:font-name-complex="Arial"/>
    </style:style>
    <style:style style:name="T11" style:family="text">
      <style:text-properties style:font-name="Arial" fo:font-size="10pt" fo:language="pt" fo:country="BR" style:font-size-asian="10pt" style:font-name-complex="Arial" style:font-weight-complex="bold"/>
    </style:style>
    <style:style style:name="T12" style:family="text">
      <style:text-properties style:font-name="Arial" fo:font-size="10pt" fo:language="pt" fo:country="BR" style:font-size-asian="10pt" style:font-name-complex="Arial" style:font-style-complex="italic"/>
    </style:style>
    <style:style style:name="T13" style:family="text">
      <style:text-properties style:font-name="Arial" fo:font-size="10pt" fo:language="pt" fo:country="BR" fo:font-style="normal" style:font-size-asian="10pt" style:font-style-asian="normal" style:font-name-complex="Arial"/>
    </style:style>
    <style:style style:name="T14" style:family="text">
      <style:text-properties style:font-name="Arial" fo:font-size="10pt" fo:font-weight="normal" style:font-size-asian="10pt" style:font-weight-asian="normal" style:font-name-complex="Arial" style:font-size-complex="10pt"/>
    </style:style>
    <style:style style:name="T15" style:family="text">
      <style:text-properties fo:color="#008000" style:font-name="Arial" fo:font-size="10pt" fo:font-weight="bold" style:font-size-asian="10pt" style:font-weight-asian="bold" style:font-name-complex="Arial"/>
    </style:style>
    <style:style style:name="T16" style:family="text">
      <style:text-properties fo:color="#008000" style:font-name="Arial" fo:font-size="10pt" fo:language="pt" fo:country="BR" fo:font-weight="bold" style:font-size-asian="10pt" style:font-weight-asian="bold" style:font-name-complex="Arial"/>
    </style:style>
    <style:style style:name="T17" style:family="text">
      <style:text-properties fo:color="#008000" style:font-name="Arial" fo:font-size="10pt" fo:language="pt" fo:country="BR" fo:font-weight="bold" style:font-size-asian="10pt" style:font-weight-asian="bold" style:font-name-complex="Arial" style:font-weight-complex="bold"/>
    </style:style>
    <style:style style:name="T18" style:family="text">
      <style:text-properties fo:color="#008000" style:font-name="Arial" fo:font-size="10pt" fo:language="pt" fo:country="BR" fo:font-style="normal" fo:font-weight="bold" style:font-size-asian="10pt" style:font-style-asian="normal" style:font-weight-asian="bold" style:font-name-complex="Arial"/>
    </style:style>
    <style:style style:name="T19" style:family="text">
      <style:text-properties fo:color="#008000" style:font-name="Arial" fo:font-size="9pt" style:font-size-asian="9pt" style:font-name-complex="Arial" style:font-size-complex="9pt"/>
    </style:style>
    <style:style style:name="T20" style:family="text">
      <style:text-properties fo:color="#008000" style:font-name="Arial" fo:font-size="9pt" fo:language="en" fo:country="US" style:font-size-asian="9pt" style:font-name-complex="Arial" style:font-size-complex="9pt"/>
    </style:style>
    <style:style style:name="T21" style:family="text">
      <style:text-properties fo:color="#008000" fo:font-size="10pt" fo:language="pt" fo:country="BR" style:font-size-asian="10pt" style:language-asian="zxx" style:country-asian="none"/>
    </style:style>
    <style:style style:name="T22" style:family="text">
      <style:text-properties fo:color="#008000" style:font-name="Wingdings" fo:font-size="9pt" style:font-size-asian="9pt" style:font-size-complex="9pt"/>
    </style:style>
    <style:style style:name="T23" style:family="text">
      <style:text-properties style:font-name="Wingdings" fo:font-size="10pt" style:font-size-asian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ccffcc" style:background-transparency="0%" fo:padding-left="0.263cm" fo:padding-right="0.263cm" fo:padding-top="0.136cm" fo:padding-bottom="0.136cm" fo:border="0.018cm solid #000000">
        <style:background-image/>
      </style:graphic-properties>
    </style:style>
    <style:style style:name="fr2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text:dont-balance-text-columns="true" style:writing-mode="lr-tb" fo:margin-left="0cm" fo:margin-right="0.376cm" style:editable="false">
        <style:columns fo:column-count="1" fo:column-gap="0cm"/>
      </style:section-properties>
    </style:style>
    <style:style style:name="Sect3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/>
      <text:p text:style-name="P71"/>
      <text:p text:style-name="P71"/>
      <text:p text:style-name="P71"/>
      <text:p text:style-name="P53"/>
      <text:p text:style-name="P72">Definição de Requisitos</text:p>
      <text:p text:style-name="P54"/>
      <text:p text:style-name="P54"/>
      <text:p text:style-name="P54"/>
      <text:p text:style-name="P54"/>
      <text:p text:style-name="P72">Nome do Projeto - Versão 9.9</text:p>
      <text:p text:style-name="P66">Nome do Módulo - Release 9.9</text:p>
      <text:p text:style-name="P54"/>
      <text:p text:style-name="P54"/>
      <text:p text:style-name="P54"/>
      <text:p text:style-name="P54"/>
      <text:p text:style-name="P67"/>
      <text:p text:style-name="P73"/>
      <text:section text:style-name="Sect1" text:name="Seção1">
        <text:p text:style-name="Standard"/>
      </text:section>
      <text:section text:style-name="Sect2" text:name="Seção2">
        <text:p text:style-name="P74"/>
        <text:p text:style-name="P75">Sumário</text:p>
        <text:p text:style-name="P55"/>
        <text:table-of-content text:style-name="Sect3" text:name="Sumário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64"><text:a xlink:type="simple" xlink:href="#1. Definição de Requisitos|outline"><text:s/>Definição de Requisitos<text:tab/>3</text:a></text:p>
            <text:p text:style-name="P64"><text:a xlink:type="simple" xlink:href="#1.Introdução|outline">1.Introdução<text:tab/>3</text:a></text:p>
            <text:p text:style-name="P81"><text:a xlink:type="simple" xlink:href="#1.1.Finalidade |outline">1.1Finalidade <text:tab/>3</text:a></text:p>
            <text:p text:style-name="P81"><text:a xlink:type="simple" xlink:href="#1.2.Escopo|outline">1.2Escopo<text:tab/>3</text:a></text:p>
            <text:p text:style-name="P81"><text:a xlink:type="simple" xlink:href="#1.3.Definições, Acrônimos e Abreviações|outline">1.3Definições, Acrônimos e Abreviações<text:tab/>3</text:a></text:p>
            <text:p text:style-name="P81"><text:a xlink:type="simple" xlink:href="#1.4.Dependências|outline">1.4Dependências<text:tab/>4</text:a></text:p>
            <text:p text:style-name="P81"><text:a xlink:type="simple" xlink:href="#1.5.Restrições|outline">1.5Restrições<text:tab/>5</text:a></text:p>
            <text:p text:style-name="P81"><text:a xlink:type="simple" xlink:href="#1.6.Referências|outline">1.6Referências<text:tab/>5</text:a></text:p>
            <text:p text:style-name="P64"><text:a xlink:type="simple" xlink:href="#2.Descrição|outline">2.Descrição<text:tab/>5</text:a></text:p>
            <text:p text:style-name="P81"><text:a xlink:type="simple" xlink:href="#1.1.Objetivos|outline">2.1Objetivos<text:tab/>5</text:a></text:p>
            <text:p text:style-name="P70"><text:a xlink:type="simple" xlink:href="#1.1.1.Ambiente|outline">2.1.1Ambiente<text:tab/>5</text:a></text:p>
            <text:p text:style-name="P65"><text:a xlink:type="simple" xlink:href="#1.1.1.1.Visão Geral|outline">2.1.1.1Visão Geral<text:tab/>6</text:a></text:p>
            <text:p text:style-name="P65"><text:a xlink:type="simple" xlink:href="#1.1.1.2.Usuários Finais |outline">2.1.1.2Usuários Finais <text:tab/>6</text:a></text:p>
            <text:p text:style-name="P65"><text:a xlink:type="simple" xlink:href="#1.1.1.3.Instalação e Suporte|outline">2.1.1.3Instalação e Suporte<text:tab/>6</text:a></text:p>
            <text:p text:style-name="P81"><text:a xlink:type="simple" xlink:href="#1.2.Migração, Compatibilidade e Co-Existência |outline">2.2Migração, Compatibilidade e Co-Existência <text:tab/>8</text:a></text:p>
            <text:p text:style-name="P64"><text:a xlink:type="simple" xlink:href="#2.Requisitos do Sistema|outline">3Requisitos do Sistema<text:tab/>8</text:a></text:p>
            <text:p text:style-name="P81"><text:a xlink:type="simple" xlink:href="#2.1.Requisitos Funcionais e de Dados |outline">3.1Requisitos Funcionais e de Dados <text:tab/>8</text:a></text:p>
            <text:p text:style-name="P81"><text:a xlink:type="simple" xlink:href="#2.2.Requisitos de Projeto|outline">3.2Requisitos de Projeto<text:tab/>9</text:a></text:p>
            <text:p text:style-name="P81"><text:a xlink:type="simple" xlink:href="#2.3.Requisitos de Performance|outline">3.3Requisitos de Performance<text:tab/>9</text:a></text:p>
            <text:p text:style-name="P70"><text:a xlink:type="simple" xlink:href="#2.3.1.Velocidade|outline">3.3.1Velocidade<text:tab/>9</text:a></text:p>
            <text:p text:style-name="P70"><text:a xlink:type="simple" xlink:href="#2.3.2.Confiabilidade, Disponibilidade e Manutenabilidade|outline">3.3.2Confiabilidade, Disponibilidade e Manutenabilidade<text:tab/>9</text:a></text:p>
            <text:p text:style-name="P70"><text:a xlink:type="simple" xlink:href="#2.3.3.Limite de Capacidade|outline">3.3.3Limite de Capacidade<text:tab/>9</text:a></text:p>
            <text:p text:style-name="P81"><text:a xlink:type="simple" xlink:href="#2.4.Requisitos de Interface Externa |outline">3.4Requisitos de Interface Externa <text:tab/>10</text:a></text:p>
            <text:p text:style-name="P70"><text:a xlink:type="simple" xlink:href="#2.4.1.Interface do usuário|outline">3.4.1Interface do usuário<text:tab/>10</text:a></text:p>
            <text:p text:style-name="P70"><text:a xlink:type="simple" xlink:href="#2.4.2.Interface de Hardware |outline">3.4.2Interface de Hardware <text:tab/>10</text:a></text:p>
            <text:p text:style-name="P70"><text:a xlink:type="simple" xlink:href="#2.4.3.Interface de Software|outline">3.4.3Interface de Software<text:tab/>10</text:a></text:p>
            <text:p text:style-name="P81"><text:a xlink:type="simple" xlink:href="#2.5.Requisitos de Segurança|outline">3.5Requisitos de Segurança<text:tab/>10</text:a></text:p>
            <text:p text:style-name="P81"><text:a xlink:type="simple" xlink:href="#2.6.Requisitos de Integridades |outline">3.6Requisitos de Integridades <text:tab/>10</text:a></text:p>
            <text:p text:style-name="P81"><text:a xlink:type="simple" xlink:href="#2.7.Requisitos Internacionais |outline">3.7Requisitos Internacionais <text:tab/>12</text:a></text:p>
            <text:p text:style-name="P81"><text:a xlink:type="simple" xlink:href="#2.8.Exigências de Prazos e Custos |outline">3.8Exigências de Prazos e Custos <text:tab/>12</text:a></text:p>
            <text:p text:style-name="P81"><text:a xlink:type="simple" xlink:href="#1.1.Exigências de Documentação|outline">3.9Exigências de Documentação<text:tab/>12</text:a></text:p>
            <text:p text:style-name="P81"><text:a xlink:type="simple" xlink:href="#1.1.Exigências de Treinamento|outline">3.10.Exigências de Treinamento<text:tab/>12</text:a></text:p>
            <text:p text:style-name="P81"><text:a xlink:type="simple" xlink:href="#1.2.Sumário de Tecnologia |outline">3.11.Sumário de Tecnologia <text:tab/>12</text:a></text:p>
            <text:p text:style-name="P81"><text:a xlink:type="simple" xlink:href="#1.1.Outros Requisitos |outline">3.12Outros Requisitos <text:tab/>12</text:a></text:p>
            <text:p text:style-name="P64"><text:a xlink:type="simple" xlink:href="#2.Critério de Aceitação |outline">4.Critério de Aceitação <text:tab/>14</text:a></text:p>
            <text:p text:style-name="P64"><text:a xlink:type="simple" xlink:href="#3.Requisitos Funcionais Alternativos|outline">5.Requisitos Funcionais Alternativos<text:tab/>14</text:a></text:p>
            <text:p text:style-name="P64"><text:a xlink:type="simple" xlink:href="#4.Responsabilidades|outline">6.Responsabilidades<text:tab/>14</text:a></text:p>
            <text:p text:style-name="P64"><text:soft-page-break/><text:a xlink:type="simple" xlink:href="#5.Assinaturas|outline">7.Assinaturas<text:tab/>15</text:a></text:p>
          </text:index-body>
        </text:table-of-content>
        <text:h text:style-name="P100" text:outline-level="1"><text:s/>Definição de Requisitos</text:h>
        <text:p text:style-name="Standard"/>
        <text:p text:style-name="P57"><draw:frame draw:style-name="fr1" draw:name="Quadro1" text:anchor-type="char" svg:x="0.603cm" svg:y="0.141cm" svg:width="15.928cm" svg:height="2.441cm" draw:z-index="2"><draw:text-box><text:p text:style-name="P56"><text:span text:style-name="T7">Instrução:</text:span><text:span text:style-name="T8"> Dentro de cada seção estão instruções de como preencher. Supra estas instruções quando as informações específicas do projeto forem adicionadas. Atualiza o índice de cada seção às necessidades do projeto. Se nenhuma informação se aplicar a uma seção particular, escreva dentro da seção: “</text:span><text:span text:style-name="T15">Não aplicável a este projeto.</text:span><text:span text:style-name="T8">”.</text:span></text:p><text:p text:style-name="P56"><text:span text:style-name="T23"></text:span><text:span text:style-name="T8"> Retirar esta instrução do documento oficial.</text:span></text:p><text:p text:style-name="P56"/></draw:text-box></draw:frame></text:p>
        <text:p text:style-name="P53"/>
        <text:h text:style-name="P101" text:outline-level="1"/>
        <text:p text:style-name="Standard"/>
        <text:p text:style-name="Standard"/>
        <text:list xml:id="list1777871296" text:style-name="WW8Num6">
          <text:list-item>
            <text:h text:style-name="P102" text:outline-level="1">Introdução</text:h>
          </text:list-item>
        </text:list>
        <text:p text:style-name="Standard"/>
        <text:list xml:id="list971291789" text:continue-numbering="true" text:style-name="WW8Num6">
          <text:list-item>
            <text:list>
              <text:list-item>
                <text:h text:style-name="P109" text:outline-level="2">Finalidade </text:h>
              </text:list-item>
            </text:list>
          </text:list-item>
        </text:list>
        <text:p text:style-name="P13"/>
        <text:p text:style-name="P17"><text:span text:style-name="T10">Esse documento define os requisitos da &lt;</text:span><text:span text:style-name="T16">superintendência – Coordenação</text:span><text:span text:style-name="T10">&gt;, para o desenvolvimento do módulo &lt;</text:span><text:span text:style-name="T16">nome do módulo</text:span><text:span text:style-name="T10">&gt; que compõe o sistema &lt;</text:span><text:span text:style-name="T16">nome do sistema</text:span><text:span text:style-name="T10">&gt;. <text:s/></text:span></text:p>
        <text:p text:style-name="P21">Uma visão detalhada de todos os requisitos é feita para melhor entendimento.</text:p>
        <text:p text:style-name="P21">A aceitação deste documento define a linha de base dos requisitos. </text:p>
        <text:p text:style-name="P68"/>
        <text:list xml:id="list2167047678" text:continue-numbering="true" text:style-name="WW8Num6">
          <text:list-item>
            <text:list>
              <text:list-item>
                <text:h text:style-name="P110" text:outline-level="2">Escopo</text:h>
              </text:list-item>
            </text:list>
          </text:list-item>
        </text:list>
        <text:p text:style-name="P13"/>
        <text:p text:style-name="P26">Descrição sobre o módulo e seus requisitos.</text:p>
        <text:p text:style-name="P11"/>
        <text:list xml:id="list582243253" text:continue-numbering="true" text:style-name="WW8Num6">
          <text:list-item>
            <text:list>
              <text:list-item>
                <text:h text:style-name="P110" text:outline-level="2">Definições, Acrônimos e Abreviações</text:h>
              </text:list-item>
            </text:list>
          </text:list-item>
        </text:list>
        <text:p text:style-name="P13"/>
        <text:p text:style-name="P18">Elabore uma referência para a definição de todos os termos necessários para interpretar o plano corretamente. <text:s/></text:p>
        <text:p text:style-name="P19"/>
        <text:p text:style-name="P17"><text:span text:style-name="T10">Caso não utilize esta seção escreva apenas: “Todas as definições, acrônimos e abreviações, estão citados no documento “Glossário” do Sistema &lt;</text:span><text:span text:style-name="T16">nome do Sistema</text:span><text:span text:style-name="T10">&gt;.”.</text:span></text:p>
        <text:p text:style-name="P13"/>
        <text:list xml:id="list294880879" text:continue-numbering="true" text:style-name="WW8Num6">
          <text:list-item>
            <text:list>
              <text:list-item>
                <text:h text:style-name="P110" text:outline-level="2">Dependências</text:h>
              </text:list-item>
            </text:list>
          </text:list-item>
        </text:list>
        <text:p text:style-name="P34"/>
        <text:p text:style-name="P26">Declare qualquer dependência de algum documento, sistema, aplicação, pessoa, etc.</text:p>
        <text:p text:style-name="P26"/>
        <text:p text:style-name="P27">Exemplo: </text:p>
        <text:list xml:id="list1315636556" text:style-name="WW8Num4">
          <text:list-item>
            <text:p text:style-name="P86">Sistema Controle de Acesso;</text:p>
          </text:list-item>
          <text:list-item>
            <text:p text:style-name="P86">Sistema Registro de Empresas.</text:p>
          </text:list-item>
        </text:list>
        <text:p text:style-name="P14"/>
        <text:list xml:id="list1484273722" text:continue-list="list294880879" text:style-name="WW8Num6">
          <text:list-item>
            <text:list>
              <text:list-item>
                <text:h text:style-name="P111" text:outline-level="2">Restrições</text:h>
              </text:list-item>
            </text:list>
          </text:list-item>
        </text:list>
        <text:p text:style-name="P11"/>
        <text:p text:style-name="P16">Identificar qualquer restrição que possa afetar a solução dos requisitos. Considere os fatores impostos pelo cliente, como custo, tempo e hardware, software e fornecedores atuais e preferenciais.</text:p>
        <text:p text:style-name="P18">Existem quaisquer fatores, por exemplo, usados para designar pessoal do cliente, locações do trabalho, desenvolvimento de ambiente?</text:p>
        <text:p text:style-name="P18"/>
        <text:list xml:id="list1275519074" text:continue-numbering="true" text:style-name="WW8Num6">
          <text:list-item>
            <text:list>
              <text:list-item>
                <text:h text:style-name="P112" text:outline-level="2">Referências</text:h>
              </text:list-item>
            </text:list>
          </text:list-item>
        </text:list>
        <text:p text:style-name="P11"/>
        <text:p text:style-name="P18">Identifique qualquer outro documento (versão deles) que são relacionadas ou contêm detalhes dos requisitos, por exemplo: documentação de sistemas existente, instruções de serviço, etc. Identifique cada documento através do título, número, data, e organização. <text:s/>Especifique as fontes dos documentos.</text:p>
        <text:p text:style-name="P19"/>
        <text:p text:style-name="P18">Exemplo:</text:p>
        <text:list xml:id="list546264546" text:style-name="WW8Num13">
          <text:list-item>
            <text:p text:style-name="P87">Diagnóstico de Redesenho de Projeto – Versão 1.3</text:p>
          </text:list-item>
          <text:list-item>
            <text:p text:style-name="P88">Lei Rouanet - 8.313 de 1991 – Artigos 18 e 25</text:p>
          </text:list-item>
        </text:list>
        <text:p text:style-name="P15"/>
        <text:list xml:id="list2078937352" text:continue-list="list1275519074" text:style-name="WW8Num6">
          <text:list-item>
            <text:h text:style-name="P103" text:outline-level="1">Descrição</text:h>
          </text:list-item>
        </text:list>
        <text:list xml:id="list1712196600" text:style-name="WW8Num7">
          <text:list-item>
            <text:list>
              <text:list-item>
                <text:h text:style-name="P113" text:outline-level="2">Objetivos</text:h>
              </text:list-item>
            </text:list>
          </text:list-item>
        </text:list>
        <text:p text:style-name="P13"/>
        <text:p text:style-name="P30">Descreva sucintamente as melhorias que o sistema irá proporcionar. <text:s/></text:p>
        <text:p text:style-name="P30"/>
        <text:p text:style-name="P30">Exemplo:</text:p>
        <text:p text:style-name="P20"/>
        <text:list xml:id="list573486139" text:style-name="WW8Num2">
          <text:list-item>
            <text:p text:style-name="P90">O Sistema terá uma interface atualizada desenvolvida em ambiente web proporcionando rápida e fácil navegação entre as interfaces.</text:p>
          </text:list-item>
        </text:list>
        <text:p text:style-name="P89"/>
        <text:p text:style-name="P89">** Objetivo do requisito. </text:p>
        <text:p text:style-name="P10"/>
        <text:list xml:id="list259392414" text:continue-list="list1712196600" text:style-name="WW8Num7">
          <text:list-item>
            <text:list>
              <text:list-item>
                <text:list>
                  <text:list-item>
                    <text:h text:style-name="P122" text:outline-level="3">Ambiente</text:h>
                  </text:list-item>
                </text:list>
              </text:list-item>
            </text:list>
          </text:list-item>
        </text:list>
        <text:p text:style-name="P12"/>
        <text:p text:style-name="P29">Explique como o sistema será usado, quem usará e qual o ambiente necessário.</text:p>
        <text:p text:style-name="P29"/>
        <text:p text:style-name="P29">Exemplo:</text:p>
        <text:p text:style-name="P25"><text:span text:style-name="T11">O ambiente de trabalho dos usuários comporta cerca de 30 pessoas envolvidas e é dividido em uma Superintendência &lt;</text:span><text:span text:style-name="T17">nome da superintendência</text:span><text:span text:style-name="T11">&gt; e três Coordenações: &lt;</text:span><text:span text:style-name="T17">nome da coordenação 1</text:span><text:span text:style-name="T11">&gt;, &lt;</text:span><text:span text:style-name="T17">nome da coordenação 2</text:span><text:span text:style-name="T11">&gt;, &lt;</text:span><text:span text:style-name="T17">nome da coordenação 3</text:span><text:span text:style-name="T11">&gt;.</text:span></text:p>
        <text:p text:style-name="P24">O sistema utilizado atualmente, &lt;nome do sistema atual&gt; foi herdado do Ministério da Cultura e não atende adequadamente aos processos da área.</text:p>
        <text:p text:style-name="P24">Muitas informações são armazenadas em planilhas eletrônicas e os relatórios são gerados manualmente, conforme a demanda.</text:p>
        <text:p text:style-name="P15"/>
        <text:list xml:id="list517399927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5" text:outline-level="4">Visão Geral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"/>
        <text:p text:style-name="P23"><text:soft-page-break/>Breve descrição do ambiente onde o sistema irá trabalhar.</text:p>
        <text:p text:style-name="P23">Crie um diagrama de contexto para mostrar as interfaces com os demais sistemas (software e hardware).</text:p>
        <text:p text:style-name="P13"/>
        <text:list xml:id="list827690619" text:continue-numbering="true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6" text:outline-level="4">Usuários Finais 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1"/>
        <text:p text:style-name="P23">Descreva o tipo de usuário e o negócio relacionado.</text:p>
        <text:p text:style-name="P23">Exemplo:</text:p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P40">Nome</text:p>
            </table:table-cell>
            <table:table-cell table:style-name="Tabela1.A1" office:value-type="string">
              <text:p text:style-name="P40">Descrição da Área</text:p>
            </table:table-cell>
            <table:table-cell table:style-name="Tabela1.C1" office:value-type="string">
              <text:p text:style-name="P40">Responsabilidade</text:p>
            </table:table-cell>
          </table:table-row>
          <table:table-row table:style-name="Tabela1.1">
            <table:table-cell table:style-name="Tabela1.A2" office:value-type="string">
              <text:p text:style-name="P42">SDI</text:p>
            </table:table-cell>
            <table:table-cell table:style-name="Tabela1.A2" office:value-type="string">
              <text:p text:style-name="P43">Área responsável pelo fomento de projetos do mercado cinematográfico ou videofonográfico.</text:p>
            </table:table-cell>
            <table:table-cell table:style-name="Tabela1.C2" office:value-type="string">
              <text:list xml:id="list2072284941" text:style-name="WW8Num12">
                <text:list-item>
                  <text:p text:style-name="P92">Cadastrar Projetos.</text:p>
                </text:list-item>
                <text:list-item>
                  <text:p text:style-name="P91">Acompanhar Projetos.</text:p>
                </text:list-item>
              </text:list>
              <text:p text:style-name="P41">...</text:p>
            </table:table-cell>
          </table:table-row>
          <table:table-row table:style-name="Tabela1.1">
            <table:table-cell table:style-name="Tabela1.A2" office:value-type="string">
              <text:p text:style-name="P42">SDF</text:p>
            </table:table-cell>
            <table:table-cell table:style-name="Tabela1.A2" office:value-type="string">
              <text:p text:style-name="P43">Área responsável pelo controle da arrecadação de recursos provenientes de incentivos fiscais.</text:p>
            </table:table-cell>
            <table:table-cell table:style-name="Tabela1.C2" office:value-type="string">
              <text:list xml:id="list1462861834" text:style-name="WW8Num5">
                <text:list-item>
                  <text:p text:style-name="P134">Controla o pagamento dos DARF’s e dos Boletos Bancários (Guias de Recolhimento);</text:p>
                </text:list-item>
                <text:list-item>
                  <text:p text:style-name="P93">Controla a alocação dos recursos em projetos.</text:p>
                </text:list-item>
              </text:list>
              <text:p text:style-name="P41">...</text:p>
            </table:table-cell>
          </table:table-row>
        </table:table>
        <text:p text:style-name="P22"/>
        <text:list xml:id="list903277869" text:continue-list="list827690619" text:style-name="WW8Num7">
          <text:list-item>
            <text:list>
              <text:list-item>
                <text:list>
                  <text:list-item>
                    <text:list>
                      <text:list-item>
                        <text:h text:style-name="P127" text:outline-level="4">Instalação e Suporte</text:h>
                      </text:list-item>
                    </text:list>
                  </text:list-item>
                </text:list>
              </text:list-item>
            </text:list>
          </text:list-item>
        </text:list>
        <text:p text:style-name="P13"/>
        <text:p text:style-name="P28">Descreva brevemente como o sistema será instalado. <text:s/>É um sistema que o cliente instalará? <text:s/>A instalação será direta ou há complicações como (por exemplo) problemas de conversão de dados?</text:p>
        <text:p text:style-name="P28">Que evidência de erros são necessárias para demonstrar as falhas do suporte? O sistema está sujeito uma análise remota?</text:p>
        <text:p text:style-name="P28">Todas as considerações de ambiente impõem restrições no projeto. Elas deverão ser refletidas nos detalhes dos requisitos. </text:p>
        <text:p text:style-name="P14"/>
        <text:list xml:id="list1736384037" text:continue-numbering="true" text:style-name="WW8Num7">
          <text:list-item>
            <text:list>
              <text:list-item>
                <text:h text:style-name="P114" text:outline-level="2">Migração, Compatibilidade e Co-Existência </text:h>
              </text:list-item>
            </text:list>
          </text:list-item>
        </text:list>
        <text:p text:style-name="P13"/>
        <text:p text:style-name="P28">Se o software fará a migração de dados de outro sistema ou será compatível com outro software, declare as exigências aqui. O software co-existirá com outro sistema? <text:s/>As interfaces entre estes sistemas impõem exigências especiais?</text:p>
        <text:p text:style-name="P28"/>
        <text:list xml:id="list2056349501" text:continue-numbering="true" text:style-name="WW8Num7">
          <text:list-item>
            <text:h text:style-name="P106" text:outline-level="1">Requisitos do Sistema</text:h>
          </text:list-item>
        </text:list>
        <text:p text:style-name="P13"/>
        <text:p text:style-name="P35">Descreva as exigências específicas e as metas mensuráveis e atingíveis. Escreva o que será feito, NÃO como será feito.</text:p>
        <text:p text:style-name="P14"/>
        <text:list xml:id="list1409875470" text:continue-numbering="true" text:style-name="WW8Num7">
          <text:list-item>
            <text:list>
              <text:list-item>
                <text:h text:style-name="P115" text:outline-level="2">Requisitos Funcionais e de Dados </text:h>
              </text:list-item>
            </text:list>
          </text:list-item>
        </text:list>
        <text:p text:style-name="P14"/>
        <text:list xml:id="list326466532" text:continue-numbering="true" text:style-name="WW8Num7">
          <text:list-item>
            <text:list>
              <text:list-item>
                <text:list>
                  <text:list-item>
                    <text:p text:style-name="P94">Nome do Requisito</text:p>
                  </text:list-item>
                </text:list>
              </text:list-item>
            </text:list>
          </text:list-item>
        </text:list>
        <text:list xml:id="list389551684" text:continue-list="list573486139" text:style-name="WW8Num2">
          <text:list-item>
            <text:p text:style-name="P95">Resumo: </text:p>
          </text:list-item>
        </text:list>
        <text:p text:style-name="P47">&lt;descrição detalhada do requisito. &gt;</text:p>
        <text:p text:style-name="P48"/>
        <text:list xml:id="list1666694537" text:continue-numbering="true" text:style-name="WW8Num2">
          <text:list-item>
            <text:p text:style-name="P96">Justificativa da Solicitação: </text:p>
          </text:list-item>
        </text:list>
        <text:p text:style-name="P46">&lt;justificativa do por que da existência do requisito. &gt;</text:p>
        <text:p text:style-name="P48"/>
        <text:list xml:id="list1561567467" text:continue-numbering="true" text:style-name="WW8Num2">
          <text:list-item>
            <text:p text:style-name="P96">Classificação: </text:p>
          </text:list-item>
        </text:list>
        <text:p text:style-name="P47">&lt;baixa / média / alta&gt;</text:p>
        <text:p text:style-name="P26"/>
        <text:p text:style-name="P29"/>
        <text:p text:style-name="P49">Consideração sobre a classificação dos requisitos:</text:p>
        <text:p text:style-name="P37">Classificação alta: <text:tab/>Devem ser especificados na primeira versão do sistema.</text:p>
        <text:p text:style-name="P36">Classificação média: Podem ser negociados, com a respectiva área, para serem criados </text:p>
        <text:p text:style-name="P45"><text:tab/>posteriormente.</text:p>
        <text:p text:style-name="P37">Classificação baixa: <text:tab/>Podem ser especificados em uma próxima versão do sistema.</text:p>
        <text:list xml:id="list256190708" text:continue-list="list326466532" text:style-name="WW8Num7">
          <text:list-item>
            <text:list>
              <text:list-item>
                <text:h text:style-name="P117" text:outline-level="2">Requisitos de Projeto</text:h>
              </text:list-item>
            </text:list>
          </text:list-item>
        </text:list>
        <text:p text:style-name="P13"/>
        <text:p text:style-name="P28">Descreva como o sistema trabalha e como será construído. <text:s/>Pode haver restrições impostas por agentes externos. <text:s/>Se existirem restrições de arquitetura de hardware mencione aqui. Não projete o sistema aqui.</text:p>
        <text:p text:style-name="P13"/>
        <text:p text:style-name="P13"/>
        <text:list xml:id="list1641250910" text:continue-numbering="true" text:style-name="WW8Num7">
          <text:list-item>
            <text:list>
              <text:list-item>
                <text:h text:style-name="P115" text:outline-level="2">Requisitos de Performance</text:h>
              </text:list-item>
            </text:list>
          </text:list-item>
        </text:list>
        <text:p text:style-name="P13"/>
        <text:p text:style-name="P28">Deveriam ser registrados todos os aspectos de desempenho do sistema nestas seções. O teor deve ser preciso. <text:s/></text:p>
        <text:p text:style-name="P19"/>
        <text:p text:style-name="P28">Exemplo:</text:p>
        <text:p text:style-name="P28">“O Sistema deve possuir um tempo de resposta curto, sendo capaz de suportar, aproximadamente, 300 usuários simultâneos.”</text:p>
        <text:p text:style-name="P13"/>
        <text:p text:style-name="P13"/>
        <text:list xml:id="list909439373" text:continue-numbering="true" text:style-name="WW8Num7">
          <text:list-item>
            <text:list>
              <text:list-item>
                <text:list>
                  <text:list-item>
                    <text:h text:style-name="P123" text:outline-level="3">Velocidade</text:h>
                  </text:list-item>
                </text:list>
              </text:list-item>
            </text:list>
          </text:list-item>
        </text:list>
        <text:p text:style-name="P13"/>
        <text:p text:style-name="P28">Benchmarks e configurações das máquinas que serão usadas. <text:s/>Fornecer as medidas precisa exigidas para projeto. </text:p>
        <text:p text:style-name="P28">Geralmente são citadas medidas como tempos de resposta, taxa de processamento, ou desempenhos relativos de máquinas. <text:s/>Na ausência de benchmarks, tente achar uma configuração que é representativa, ou escolha (e construa) uma com cuidado.</text:p>
        <text:p text:style-name="P13"/>
        <text:p text:style-name="P13"/>
        <text:list xml:id="list186573299" text:continue-numbering="true" text:style-name="WW8Num7">
          <text:list-item>
            <text:list>
              <text:list-item>
                <text:list>
                  <text:list-item>
                    <text:h text:style-name="P124" text:outline-level="3">Confiabilidade, Disponibilidade e Manutenabilidade</text:h>
                  </text:list-item>
                </text:list>
              </text:list-item>
            </text:list>
          </text:list-item>
        </text:list>
        <text:p text:style-name="P13"/>
        <text:p text:style-name="P27">Declare os objetivos de confiabilidade em termos de taxa falha. <text:s/></text:p>
        <text:p text:style-name="P13"/>
        <text:p text:style-name="P13"/>
        <text:list xml:id="list2039220917" text:continue-numbering="true" text:style-name="WW8Num7">
          <text:list-item>
            <text:list>
              <text:list-item>
                <text:list>
                  <text:list-item>
                    <text:h text:style-name="P124" text:outline-level="3">Limite de Capacidade</text:h>
                  </text:list-item>
                </text:list>
              </text:list-item>
            </text:list>
          </text:list-item>
        </text:list>
        <text:p text:style-name="P13"/>
        <text:p text:style-name="P29">Declare o mínimo ou máximo para qualquer limitação pedida pelo cliente ou imposta pela arquitetura.</text:p>
        <text:p text:style-name="P19"/>
        <text:p text:style-name="P28">Exemplo:</text:p>
        <text:list xml:id="list768822100" text:style-name="WW8Num17">
          <text:list-item>
            <text:p text:style-name="P97">Rodará com pelo menos 7Kbytes de memória livre do usuário.</text:p>
          </text:list-item>
          <text:list-item>
            <text:p text:style-name="P97">Cada arquivo de trabalho ajustará em disquete 3.5 polegada (1.44 Mb).</text:p>
          </text:list-item>
        </text:list>
        <text:p text:style-name="P44"/>
        <text:list xml:id="list1566300274" text:continue-list="list2039220917" text:style-name="WW8Num7">
          <text:list-item>
            <text:list>
              <text:list-item>
                <text:h text:style-name="P115" text:outline-level="2">Requisitos de Interface Externa </text:h>
              </text:list-item>
            </text:list>
          </text:list-item>
        </text:list>
        <text:p text:style-name="Standard"/>
        <text:p text:style-name="P28">Descreva as restrições e exigências colocadas nas interfaces do sistema. <text:s/>Não descreva e nem projete as interfaces nesta seção.</text:p>
        <text:p text:style-name="P28">**</text:p>
        <text:p text:style-name="P28">Cara do sistema é uma interface externa.</text:p>
        <text:p text:style-name="P28"/>
        <text:list xml:id="list144246015" text:continue-numbering="true" text:style-name="WW8Num7">
          <text:list-item>
            <text:list>
              <text:list-item>
                <text:list>
                  <text:list-item>
                    <text:h text:style-name="P124" text:outline-level="3">Interface do usuário</text:h>
                  </text:list-item>
                </text:list>
              </text:list-item>
            </text:list>
          </text:list-item>
        </text:list>
        <text:p text:style-name="P13"/>
        <text:p text:style-name="P28"><text:soft-page-break/>Discuta a natureza de qualquer constrangimento colocada na interface(s). A forma da interface influencia pesadamente no projeto e no seu uso. <text:s/></text:p>
        <text:p text:style-name="P28">Deveria estar cheio de texto de ajuda ou os usuários estarão contentes com mensagens?</text:p>
        <text:h text:style-name="P128" text:outline-level="6"/>
        <text:h text:style-name="P129" text:outline-level="6">Exemplo:</text:h>
        <text:p text:style-name="P33"><text:span text:style-name="T13">“As interfaces devem seguir os padrões já estabelecidos para o sistema &lt;</text:span><text:span text:style-name="T18">nome do sistema</text:span><text:span text:style-name="T13">&gt;. As mensagens de erro devem vir em formato amigável, mas os erros técnicos devem vir descritos para agilizar a identificação e correção do mesmo pela equipe de suporte.”</text:span></text:p>
        <text:p text:style-name="P69"/>
        <text:list xml:id="list1019562879" text:continue-numbering="true" text:style-name="WW8Num7">
          <text:list-item>
            <text:list>
              <text:list-item>
                <text:list>
                  <text:list-item>
                    <text:h text:style-name="P124" text:outline-level="3">Interface de Hardware </text:h>
                  </text:list-item>
                </text:list>
              </text:list-item>
            </text:list>
          </text:list-item>
        </text:list>
        <text:p text:style-name="P14"/>
        <text:p text:style-name="P28">Declare as máquinas que serão utilizadas pelo sistema. <text:s/>Que dispositivos são utilizados pelo sistema? <text:s/>Eles serão operados de modos incomuns? <text:s/>Quais protocolos são usados?</text:p>
        <text:p text:style-name="P14"/>
        <text:list xml:id="list1968491846" text:continue-numbering="true" text:style-name="WW8Num7">
          <text:list-item>
            <text:list>
              <text:list-item>
                <text:list>
                  <text:list-item>
                    <text:h text:style-name="P124" text:outline-level="3">Interface de Software</text:h>
                  </text:list-item>
                </text:list>
              </text:list-item>
            </text:list>
          </text:list-item>
        </text:list>
        <text:p text:style-name="P14"/>
        <text:p text:style-name="P28">Em que arquitetura de máquina o software será instalado? <text:s/>Como conecta com o resto do software (Banco)? <text:s/>Impõe novas restrições nas interfaces existentes? <text:s/>A existência de um módulo do Software no cliente também deveria ser considerada nesta seção.</text:p>
        <text:p text:style-name="P14"/>
        <text:list xml:id="list549827269" text:continue-numbering="true" text:style-name="WW8Num7">
          <text:list-item>
            <text:list>
              <text:list-item>
                <text:h text:style-name="P115" text:outline-level="2">Requisitos de Segurança</text:h>
              </text:list-item>
            </text:list>
          </text:list-item>
        </text:list>
        <text:p text:style-name="P13"/>
        <text:p text:style-name="P28">Qual ambiente de segurança que o sistema deveria prover? <text:s/>Indique se o acesso é irrestrito ou controlado. <text:s/>De que forma será feita à conferência do direito de acesso (log)? <text:s/>Como o usuário será identificado? <text:s/>O sistema estará protegido de infiltração de outras fontes? <text:s/></text:p>
        <text:p text:style-name="P28"/>
        <text:list xml:id="list931680087" text:continue-numbering="true" text:style-name="WW8Num7">
          <text:list-item>
            <text:list>
              <text:list-item>
                <text:h text:style-name="P115" text:outline-level="2">Requisitos de Integridades </text:h>
              </text:list-item>
            </text:list>
          </text:list-item>
        </text:list>
        <text:p text:style-name="P13"/>
        <text:p text:style-name="P28">Se for importante a integridade dos dados para o sistema, as exigências deverão se registradas aqui. Não será necessário especificar como será alcançada a integridade.</text:p>
        <text:p text:style-name="P19"/>
        <text:p text:style-name="P28">Exemplo:</text:p>
        <text:p text:style-name="P32"><text:span text:style-name="T10">“A integridade e confiabilidade das informações são de vital importância para o &lt;</text:span><text:span text:style-name="T16">nome do módulo</text:span><text:span text:style-name="T10">&gt;, pois envolve aspectos essenciais no processo de fomento de obras cinematográficas ou videofonográficas, tais como:</text:span></text:p>
        <text:list xml:id="list486693865" text:style-name="WW8Num8">
          <text:list-item>
            <text:p text:style-name="P98"><text:span text:style-name="T10">Movimentação entre contas correntes</text:span><text:span text:style-name="T12">.”</text:span></text:p>
          </text:list-item>
        </text:list>
        <text:list xml:id="list1975936812" text:continue-list="list931680087" text:style-name="WW8Num7">
          <text:list-item>
            <text:list>
              <text:list-item>
                <text:h text:style-name="P117" text:outline-level="2">Requisitos Internacionais </text:h>
              </text:list-item>
            </text:list>
          </text:list-item>
        </text:list>
        <text:p text:style-name="P14"/>
        <text:p text:style-name="P28">Liste as características que devem ser incorporadas quando o sistema for usado por um estrangeiro. <text:s/>Exemplos: Tradução de mensagem para o idioma local, fonte de caracteres não padrão (Japão), leis e regulamentos governamentais, etc.</text:p>
        <text:p text:style-name="P14"/>
        <text:list xml:id="list1068291010" text:continue-numbering="true" text:style-name="WW8Num7">
          <text:list-item>
            <text:list>
              <text:list-item>
                <text:h text:style-name="P118" text:outline-level="2">Exigências de Prazos e Custos </text:h>
              </text:list-item>
            </text:list>
          </text:list-item>
        </text:list>
        <text:p text:style-name="P14"/>
        <text:p text:style-name="P28">Declare qualquer exigência específica com respeito ao prazo ou custo do desenvolvimento.</text:p>
        <text:p text:style-name="P14"/>
        <text:list xml:id="list1421461186" text:style-name="WW8Num11">
          <text:list-item>
            <text:list>
              <text:list-item>
                <text:h text:style-name="P119" text:outline-level="2">Exigências de Documentação</text:h>
              </text:list-item>
            </text:list>
          </text:list-item>
        </text:list>
        <text:p text:style-name="P14"/>
        <text:p text:style-name="P28">Mencione a documentação específica que deve ser produzida. Que forma deveria ser entregue? <text:s/>Que nível de detalhe eles deveriam ter? <text:s/>Leve em conta padrões de documentação existentes.</text:p>
        <text:p text:style-name="P14"/>
        <text:list xml:id="list374721639" text:style-name="WW8Num15">
          <text:list-item>
            <text:list>
              <text:list-item>
                <text:h text:style-name="P120" text:outline-level="2">Exigências de Treinamento</text:h>
              </text:list-item>
            </text:list>
          </text:list-item>
        </text:list>
        <text:p text:style-name="P14"/>
        <text:p text:style-name="P28">Identifique o tipo e a quantidade de indivíduos que devem ser treinados no sistema novo - o usuário final, pessoal de apoio, operações, etc. Considere também o fator geográfico do treinamento (taxas de viagem, idiomas, etc.).</text:p>
        <text:p text:style-name="P14"/>
        <text:list xml:id="list1872671470" text:continue-numbering="true" text:style-name="WW8Num15">
          <text:list-item>
            <text:list>
              <text:list-item>
                <text:h text:style-name="P120" text:outline-level="2">Sumário de Tecnologia </text:h>
              </text:list-item>
            </text:list>
          </text:list-item>
        </text:list>
        <text:p text:style-name="P14"/>
        <text:p text:style-name="P28">Liste aqui todas as tecnologias a serem usadas ou desejadas, ou que tenham de ser avaliadas. <text:s/></text:p>
        <text:h text:style-name="P130" text:outline-level="6"><text:span text:style-name="T9"><text:tab/></text:span><text:span text:style-name="T14">Exemplo:</text:span></text:h>
        <text:p text:style-name="P31">“A interface do usuário será feita em e HTML3.2 <text:s/>e não utilizará nada de VBScript ou DHTML”</text:p>
        <text:p text:style-name="P31">“Todos os componentes estarão usando Java JDK1.2 ”</text:p>
        <text:p text:style-name="P31"><text:s/>“O banco de dados será Oracle 8.x”</text:p>
        <text:p text:style-name="P50"/>
        <text:list xml:id="list2072583326" text:style-name="WW8Num9">
          <text:list-item>
            <text:list>
              <text:list-item>
                <text:h text:style-name="P116" text:outline-level="2">Outros Requisitos </text:h>
              </text:list-item>
            </text:list>
          </text:list-item>
        </text:list>
        <text:p text:style-name="P13"/>
        <text:p text:style-name="P28">Registre qualquer exigência adicional que não pode ser classificado segundo os títulos das seções anteriores.</text:p>
        <text:p text:style-name="P13"/>
        <text:p text:style-name="P13"/>
        <text:list xml:id="list1965200437" text:continue-list="list1872671470" text:style-name="WW8Num15">
          <text:list-item>
            <text:h text:style-name="P104" text:outline-level="1">Critério de Aceitação </text:h>
          </text:list-item>
        </text:list>
        <text:p text:style-name="P51"/>
        <text:p text:style-name="P52"><text:tab/>Documente como o sistema será validado. Testes de aceitação podem envolver benchmarks corrente ou demonstração de um certo nível de desempenho ou confiabilidade. Devemos conhecer as exigências para a aceitação. O contrato feito com o cliente poder ser uma ótima fonte de informação para esta seção.</text:p>
        <text:p text:style-name="P15"/>
        <text:list xml:id="list1620233858" text:continue-numbering="true" text:style-name="WW8Num15">
          <text:list-item>
            <text:h text:style-name="P105" text:outline-level="1">Requisitos Funcionais Alternativos</text:h>
          </text:list-item>
        </text:list>
        <text:p text:style-name="P13"/>
        <text:p text:style-name="P34">Podem existir requisitos alternativos.</text:p>
        <text:h text:style-name="P131" text:outline-level="6"/>
        <text:p text:style-name="P13"/>
        <text:list xml:id="list2137251944" text:continue-numbering="true" text:style-name="WW8Num15">
          <text:list-item>
            <text:h text:style-name="P107" text:outline-level="1">Responsabilidades</text:h>
          </text:list-item>
        </text:list>
        <text:h text:style-name="P121" text:outline-level="2"/>
        <text:p text:style-name="P58"/>
        <text:p text:style-name="P39">Gerente de Projeto</text:p>
        <text:p text:style-name="P38"/>
        <text:list xml:id="list1135947776" text:style-name="WW8Num16">
          <text:list-item>
            <text:p text:style-name="P132">Assegurar o gerenciamento dos requisitos.</text:p>
          </text:list-item>
          <text:list-item>
            <text:p text:style-name="P132">Assegurar que a definição dos requisitos reflita as necessidades do cliente.</text:p>
          </text:list-item>
          <text:list-item>
            <text:p text:style-name="P132">Alocar tarefas apropriadamente de acordo com a qualificação. </text:p>
          </text:list-item>
          <text:list-item>
            <text:p text:style-name="P132">Rever a definição dos requisitos antes da aprovação.</text:p>
          </text:list-item>
          <text:list-item>
            <text:p text:style-name="P132">Obter aprovação do cliente.</text:p>
          </text:list-item>
          <text:list-item>
            <text:p text:style-name="P132">Assegurar que as definições dos requisitos sejam consideradas na especificação funcional. </text:p>
          </text:list-item>
        </text:list>
        <text:h text:style-name="P121" text:outline-level="2"/>
        <text:p text:style-name="P58"/>
        <text:p text:style-name="P39">Analista de Negócio </text:p>
        <text:p text:style-name="Standard"/>
        <text:list xml:id="list767782495" text:style-name="WW8Num3">
          <text:list-item>
            <text:p text:style-name="P133">Criar a definição dos requisitos. </text:p>
          </text:list-item>
        </text:list>
        <text:p text:style-name="P59"/>
        <text:list xml:id="list1271690105" text:continue-list="list2137251944" text:style-name="WW8Num15">
          <text:list-item>
            <text:h text:style-name="P108" text:outline-level="1">Assinaturas</text:h>
          </text:list-item>
        </text:list>
        <text:p text:style-name="Standard"/>
        <text:p text:style-name="P76"><text:span text:style-name="T4">Os abaixo assinados estão de acordo com o conteúdo do documento “</text:span><text:span text:style-name="T5">Definição de Requisitos</text:span><text:span text:style-name="T4">”, do Sistema &lt;</text:span><text:span text:style-name="T21">Nome do Sistema</text:span><text:span text:style-name="T4">&gt;, versão </text:span><text:span text:style-name="T21">9.9</text:span><text:span text:style-name="T6">,</text:span><text:span text:style-name="T21"> Módulo </text:span><text:span text:style-name="T4">&lt;</text:span><text:span text:style-name="T21">Nome do Módulo – apenas se o Sistema estiver repartido em Módulos</text:span><text:span text:style-name="T4">&gt;, release </text:span><text:span text:style-name="T21">9.9</text:span><text:span text:style-name="T6"> &lt;Nº. da versão do módulo&gt;</text:span><text:span text:style-name="T4">.</text:span></text:p>
        <text:p text:style-name="RUP_20_Corpo_20_1"/>
        <table:table table:name="Tabela2" table:style-name="Tabela2">
          <table:table-column table:style-name="Tabela2.A" table:number-columns-repeated="2"/>
          <table:table-row table:style-name="Tabela2.1">
            <table:table-cell table:style-name="Tabela2.A1" office:value-type="string">
              <text:p text:style-name="P79"/>
              <text:p text:style-name="P78">Data: ___/___/_____</text:p>
              <text:p text:style-name="P78"/>
              <text:p text:style-name="P78"/>
              <text:p text:style-name="P80"/>
            </table:table-cell>
            <table:table-cell table:style-name="Tabela2.A1" office:value-type="string">
              <text:p text:style-name="P79"/>
              <text:p text:style-name="P78">Data: ___/___/_____</text:p>
              <text:p text:style-name="P78"/>
              <text:p text:style-name="P78"/>
              <text:p text:style-name="P80"/>
            </table:table-cell>
          </table:table-row>
          <table:table-row table:style-name="Tabela2.2">
            <table:table-cell table:style-name="Tabela2.A1" office:value-type="string">
              <text:p text:style-name="P82">Nome Completo</text:p>
              <text:p text:style-name="P77">Cargo</text:p>
              <text:p text:style-name="P77">Sigla da Superintendência</text:p>
            </table:table-cell>
            <table:table-cell table:style-name="Tabela2.A1" office:value-type="string">
              <text:p text:style-name="P82">Nome Completo</text:p>
              <text:p text:style-name="P77">Cargo</text:p>
              <text:p text:style-name="P77">Sigla da Superintendência</text:p>
            </table:table-cell>
          </table:table-row>
        </table:table>
        <text:p text:style-name="RUP_20_Corpo_20_1"/>
        <text:p text:style-name="RUP_20_Corpo_20_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P79"/>
              <text:p text:style-name="P78">Data: ___/___/_____</text:p>
              <text:p text:style-name="P78"/>
              <text:p text:style-name="P78"/>
              <text:p text:style-name="P80"/>
            </table:table-cell>
            <table:table-cell table:style-name="Tabela3.A1" office:value-type="string">
              <text:p text:style-name="P79"/>
              <text:p text:style-name="P78">Data: ___/___/_____</text:p>
              <text:p text:style-name="P78"/>
              <text:p text:style-name="P78"/>
              <text:p text:style-name="P80"/>
            </table:table-cell>
          </table:table-row>
          <table:table-row table:style-name="Tabela3.2">
            <table:table-cell table:style-name="Tabela3.A1" office:value-type="string">
              <text:p text:style-name="P82">Nome Completo</text:p>
              <text:p text:style-name="P77">Cargo</text:p>
              <text:p text:style-name="P77">Sigla da Superintendência</text:p>
            </table:table-cell>
            <table:table-cell table:style-name="Tabela3.A1" office:value-type="string">
              <text:p text:style-name="P82">Nome Completo</text:p>
              <text:p text:style-name="P77">Cargo</text:p>
              <text:p text:style-name="P77">Sigla da Superintendência</text:p>
            </table:table-cell>
          </table:table-row>
        </table:table>
        <text:p text:style-name="Standard"/>
        <text:p text:style-name="P60">Obs.: </text:p>
        <text:list xml:id="list1453203054" text:style-name="WW8Num10">
          <text:list-item>
            <text:p text:style-name="P83"><text:span text:style-name="T19">Em caso de dúvida do Cargo e Superintendência de uma pessoa, busque essa informação no E-mail (dois cliques sobre o endereço de E-mail da pessoa, “Title” = Cargo, “</text:span><text:span text:style-name="T20">Department</text:span><text:span text:style-name="T19">” = Superintendência). </text:span></text:p>
          </text:list-item>
          <text:list-item>
            <text:p text:style-name="P84">Colocar acima os seguintes cargos:</text:p>
          </text:list-item>
        </text:list>
        <text:p text:style-name="P61">- Superintendente da STI;</text:p>
        <text:p text:style-name="P61">- Coordenadores de Projetos;</text:p>
        <text:p text:style-name="P61">- Gestor de Projetos;</text:p>
        <text:p text:style-name="P61">- Analista de Negócios responsável pelo sistema;</text:p>
        <text:p text:style-name="P61">- Analista de Processo;</text:p>
        <text:p text:style-name="P61">- Superintendente da área do coordenador entrevistado;</text:p>
        <text:p text:style-name="P61">- Coordenador entrevistado.</text:p>
        <text:p text:style-name="P63"/>
        <text:p text:style-name="P63"/>
        <text:p text:style-name="P62"><text:span text:style-name="T22"></text:span><text:span text:style-name="T19"> Retirar essa observação no documento oficial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(W1)" svg:font-family="'Arial (W1)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Title" style:family="paragraph" style:parent-style-name="Standard" style:next-style-name="Standard" style:class="text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style:font-size-complex="10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106cm" fo:keep-with-next="always"/>
      <style:text-properties style:font-name="Arial" fo:font-size="14pt" fo:font-style="italic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23cm" fo:margin-bottom="0.106cm"/>
      <style:text-properties fo:font-size="11pt" fo:font-weight="bold" style:font-size-asian="11pt" style:font-weight-asian="bold" style:font-size-complex="11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4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4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4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Data" style:family="paragraph" style:parent-style-name="Standard">
      <style:paragraph-properties fo:margin-top="9.525cm" fo:margin-bottom="0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Version" style:family="paragraph" style:parent-style-name="Standard">
      <style:paragraph-properties fo:margin-top="0cm" fo:margin-bottom="0.423cm" fo:text-align="center" style:justify-single-word="false" style:text-autospace="none" style:punctuation-wrap="simple" style:vertical-align="baseline"/>
      <style:text-properties fo:language="en" fo:country="US" fo:font-weight="bold" style:font-weight-asian="bold" style:font-size-complex="10pt"/>
    </style:style>
    <style:style style:name="Table_20_text" style:display-name="Table text" style:family="paragraph" style:parent-style-name="Standard">
      <style:paragraph-properties fo:margin-top="0.106cm" fo:margin-bottom="0.106cm" style:text-autospace="none" style:punctuation-wrap="simple" style:vertical-align="baseline"/>
      <style:text-properties style:font-name="Arial" fo:font-size="10pt" fo:language="en" fo:country="US" style:font-size-asian="10pt" style:font-size-complex="10pt"/>
    </style:style>
    <style:style style:name="Table_20_colheads" style:display-name="Table colheads" style:family="paragraph" style:parent-style-name="Table_20_text" style:next-style-name="Table_20_text">
      <style:text-properties fo:font-weight="bold" style:font-weight-asian="bold"/>
    </style:style>
    <style:style style:name="Corpo_20_de_20_texto_20_2" style:display-name="Corpo de texto 2" style:family="paragraph" style:parent-style-name="Standard">
      <style:paragraph-properties fo:margin-left="2.54cm" fo:margin-right="0cm" fo:margin-top="0cm" fo:margin-bottom="0.423cm" fo:text-indent="0cm" style:auto-text-indent="false" style:text-autospace="none" style:punctuation-wrap="simple" style:vertical-align="baseline"/>
      <style:text-properties fo:language="en" fo:country="US" fo:font-style="italic" style:font-style-asian="italic" style:font-size-complex="10pt"/>
    </style:style>
    <style:style style:name="Com_20_marcadores" style:display-name="Com marcadores" style:family="paragraph" style:parent-style-name="Standard" style:list-style-name="WW8Num1">
      <style:paragraph-properties fo:margin-top="0cm" fo:margin-bottom="0.423cm" style:text-autospace="none" style:punctuation-wrap="simple" style:vertical-align="baseline"/>
      <style:text-properties fo:language="en" fo:country="US" style:font-size-complex="10pt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style:line-height-at-least="0.423cm" fo:orphans="0" fo:widows="0" fo:text-indent="0cm" style:auto-text-indent="false">
        <style:tab-stops>
          <style:tab-stop style:position="0.953cm"/>
          <style:tab-stop style:position="2.223cm"/>
          <style:tab-stop style:position="4.233cm"/>
        </style:tab-stops>
      </style:paragraph-properties>
      <style:text-properties fo:color="#0000ff" style:font-name="Arial (W1)" fo:font-size="10pt" fo:font-style="italic" style:font-size-asian="10pt" style:font-style-asian="italic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/>
    </style:style>
    <style:style style:name="WW8Num2z0" style:family="text">
      <style:text-properties style:font-name="Wingdings"/>
    </style:style>
    <style:style style:name="WW8Num2z1" style:family="text">
      <style:text-properties style:font-name="Courier New" style:font-name-complex="Courier New"/>
    </style:style>
    <style:style style:name="WW8Num2z3" style:family="text">
      <style:text-properties style:font-name="Symbol"/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4z0" style:family="text">
      <style:text-properties style:font-name="Wingdings"/>
    </style:style>
    <style:style style:name="WW8Num4z1" style:family="text">
      <style:text-properties style:font-name="Courier New" style:font-name-complex="Courier New"/>
    </style:style>
    <style:style style:name="WW8Num4z3" style:family="text">
      <style:text-properties style:font-name="Symbol"/>
    </style:style>
    <style:style style:name="WW8Num5z0" style:family="text">
      <style:text-properties style:font-name="Wingdings"/>
    </style:style>
    <style:style style:name="WW8Num5z1" style:family="text">
      <style:text-properties style:font-name="Courier New" style:font-name-complex="Courier New"/>
    </style:style>
    <style:style style:name="WW8Num5z3" style:family="text">
      <style:text-properties style:font-name="Symbol"/>
    </style:style>
    <style:style style:name="WW8Num8z0" style:family="text">
      <style:text-properties style:font-name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/>
    </style:style>
    <style:style style:name="WW8Num12z0" style:family="text">
      <style:text-properties style:font-name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/>
    </style:style>
    <style:style style:name="WW8Num13z0" style:family="text">
      <style:text-properties style:font-name="Wingdings"/>
    </style:style>
    <style:style style:name="WW8Num13z1" style:family="text">
      <style:text-properties style:font-name="Courier New" style:font-name-complex="Courier New"/>
    </style:style>
    <style:style style:name="WW8Num13z3" style:family="text">
      <style:text-properties style:font-name="Symbol"/>
    </style:style>
    <style:style style:name="WW8Num16z0" style:family="text">
      <style:text-properties style:font-name="Wingdings"/>
    </style:style>
    <style:style style:name="WW8Num16z1" style:family="text">
      <style:text-properties style:font-name="Courier New" style:font-name-complex="Courier New"/>
    </style:style>
    <style:style style:name="WW8Num16z3" style:family="text">
      <style:text-properties style:font-name="Symbol"/>
    </style:style>
    <style:style style:name="WW8Num17z0" style:family="text">
      <style:text-properties style:font-name="Wingdings"/>
    </style:style>
    <style:style style:name="WW8Num17z1" style:family="text">
      <style:text-properties style:font-name="Courier New" style:font-name-complex="Courier New"/>
    </style:style>
    <style:style style:name="WW8Num17z3" style:family="text">
      <style:text-properties style:font-name="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Courier New1"/>
      </text:list-level-style-bullet>
      <text:list-level-style-bullet text:level="3" text:style-name="WW8Num3z0" style:num-suffix="." text:bullet-char="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Courier New1"/>
      </text:list-level-style-bullet>
      <text:list-level-style-bullet text:level="6" text:style-name="WW8Num3z0" style:num-suffix="." text:bullet-char="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Courier New1"/>
      </text:list-level-style-bullet>
      <text:list-level-style-bullet text:level="9" text:style-name="WW8Num3z0" style:num-suffix="." text:bullet-char="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Courier New1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Courier New1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Courier New1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2.328cm" fo:text-indent="-0.635cm" fo:margin-left="2.32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format="1" text:start-value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format="1" text:start-value="12" text:display-levels="2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format="1" text:start-value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style:num-format="1" text:start-value="9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3.805cm" fo:text-indent="-0.635cm" fo:margin-left="3.805cm"/>
        </style:list-level-properties>
        <style:text-properties style:font-name="Courier New1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5.075cm" fo:text-indent="-0.635cm" fo:margin-left="5.075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6.345cm" fo:text-indent="-0.635cm" fo:margin-left="6.345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7.615cm" fo:text-indent="-0.635cm" fo:margin-left="7.615cm"/>
        </style:list-level-properties>
        <style:text-properties style:font-name="Courier New1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8.885cm" fo:text-indent="-0.635cm" fo:margin-left="8.885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10.155cm" fo:text-indent="-0.635cm" fo:margin-left="10.155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1.425cm" fo:text-indent="-0.635cm" fo:margin-left="11.425cm"/>
        </style:list-level-properties>
        <style:text-properties style:font-name="Courier New1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2.695cm" fo:text-indent="-0.635cm" fo:margin-left="12.6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21cm" fo:text-indent="-1.27cm" fo:margin-left="2.021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1.27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905cm" fo:margin-left="3.81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5.08cm" fo:text-indent="-1.905cm" fo:margin-left="4.44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2.54cm" fo:margin-left="5.71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2.54cm" fo:margin-left="6.3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3.175cm" fo:margin-left="7.62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89cm" fo:text-indent="-3.81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44cm" fo:text-indent="-1.244cm" fo:margin-left="1.244cm"/>
        </style:list-level-properties>
      </text:list-level-style-number>
      <text:list-level-style-number text:level="2" style:num-suffix="." style:num-format="1" text:start-value="10" text:display-levels="2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3.175cm" fo:text-indent="-3.175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3.81cm" fo:text-indent="-3.81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Courier New1"/>
      </text:list-level-style-bullet>
      <text:list-level-style-bullet text:level="3" text:style-name="WW8Num16z0" style:num-suffix="." text:bullet-char="">
        <style:list-level-properties text:list-level-position-and-space-mode="label-alignment">
          <style:list-level-label-alignment text:label-followed-by="listtab" text:list-tab-stop-position="1.715cm" fo:text-indent="-0.635cm" fo:margin-left="1.715cm"/>
        </style:list-level-properties>
        <style:text-properties style:font-name="Wingdings"/>
      </text:list-level-style-bullet>
      <text:list-level-style-bullet text:level="4" text:style-name="WW8Num16z3" style:num-suffix="." text:bullet-char="">
        <style:list-level-properties text:list-level-position-and-space-mode="label-alignment">
          <style:list-level-label-alignment text:label-followed-by="listtab" text:list-tab-stop-position="2.985cm" fo:text-indent="-0.635cm" fo:margin-left="2.985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4.255cm" fo:text-indent="-0.635cm" fo:margin-left="4.255cm"/>
        </style:list-level-properties>
        <style:text-properties style:font-name="Courier New1"/>
      </text:list-level-style-bullet>
      <text:list-level-style-bullet text:level="6" text:style-name="WW8Num16z0" style:num-suffix="." text:bullet-char="">
        <style:list-level-properties text:list-level-position-and-space-mode="label-alignment">
          <style:list-level-label-alignment text:label-followed-by="listtab" text:list-tab-stop-position="5.525cm" fo:text-indent="-0.635cm" fo:margin-left="5.525cm"/>
        </style:list-level-properties>
        <style:text-properties style:font-name="Wingdings"/>
      </text:list-level-style-bullet>
      <text:list-level-style-bullet text:level="7" text:style-name="WW8Num16z3" style:num-suffix="." text:bullet-char="">
        <style:list-level-properties text:list-level-position-and-space-mode="label-alignment">
          <style:list-level-label-alignment text:label-followed-by="listtab" text:list-tab-stop-position="6.795cm" fo:text-indent="-0.635cm" fo:margin-left="6.795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8.065cm" fo:text-indent="-0.635cm" fo:margin-left="8.065cm"/>
        </style:list-level-properties>
        <style:text-properties style:font-name="Courier New1"/>
      </text:list-level-style-bullet>
      <text:list-level-style-bullet text:level="9" text:style-name="WW8Num16z0" style:num-suffix="." text:bullet-char="">
        <style:list-level-properties text:list-level-position-and-space-mode="label-alignment">
          <style:list-level-label-alignment text:label-followed-by="listtab" text:list-tab-stop-position="9.335cm" fo:text-indent="-0.635cm" fo:margin-left="9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">
        <style:list-level-properties text:list-level-position-and-space-mode="label-alignment">
          <style:list-level-label-alignment text:label-followed-by="listtab" text:list-tab-stop-position="0.445cm" fo:text-indent="-0.635cm" fo:margin-left="0.445cm"/>
        </style:list-level-properties>
        <style:text-properties style:font-name="Wingdings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Courier New1"/>
      </text:list-level-style-bullet>
      <text:list-level-style-bullet text:level="3" text:style-name="WW8Num17z0" style:num-suffix="." text:bullet-char="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"/>
      </text:list-level-style-bullet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Courier New1"/>
      </text:list-level-style-bullet>
      <text:list-level-style-bullet text:level="6" text:style-name="WW8Num17z0" style:num-suffix="." text:bullet-char="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Courier New1"/>
      </text:list-level-style-bullet>
      <text:list-level-style-bullet text:level="9" text:style-name="WW8Num17z0" style:num-suffix="." text:bullet-char="">
        <style:list-level-properties text:list-level-position-and-space-mode="label-alignment">
          <style:list-level-label-alignment text:label-followed-by="listtab" text:list-tab-stop-position="13.335cm" fo:text-indent="-0.635cm" fo:margin-left="13.33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4" style:family="table">
      <style:table-properties style:width="16.81cm" fo:margin-left="-0.191cm" table:align="left" style:writing-mode="lr-tb"/>
    </style:style>
    <style:style style:name="Tabela4.A" style:family="table-column">
      <style:table-column-properties style:column-width="8.405cm"/>
    </style:style>
    <style:style style:name="Tabela4.1" style:family="table-row">
      <style:table-row-properties style:keep-together="true" fo:keep-together="auto"/>
    </style:style>
    <style:style style:name="Tabela4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4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text-properties fo:font-size="9pt" fo:language="zxx" fo:country="none" style:font-size-asian="9pt" style:language-asian="zxx" style:country-asian="none"/>
    </style:style>
    <style:style style:name="MP3" style:family="paragraph">
      <style:paragraph-properties style:writing-mode="lr-tb"/>
    </style:style>
    <style:style style:name="MP4" style:family="paragraph" style:parent-style-name="Header">
      <style:paragraph-properties>
        <style:tab-stops/>
      </style:paragraph-properties>
      <style:text-properties fo:font-size="10pt" fo:language="zxx" fo:country="none" style:font-size-asian="10pt" style:language-asian="zxx" style:country-asian="none"/>
    </style:style>
    <style:style style:name="MP5" style:family="paragraph" style:parent-style-name="Header">
      <style:paragraph-properties>
        <style:tab-stops/>
      </style:paragraph-properties>
    </style:style>
    <style:style style:name="MP6" style:family="paragraph" style:parent-style-name="Header">
      <style:paragraph-properties style:snap-to-layout-grid="false"/>
    </style:style>
    <style:style style:name="MP7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8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10" style:family="paragraph" style:parent-style-name="Footer">
      <style:paragraph-properties>
        <style:tab-stops/>
      </style:paragraph-properties>
      <style:text-properties fo:font-size="8pt" style:font-size-asian="8pt" style:font-size-complex="8pt"/>
    </style:style>
    <style:style style:name="MT1" style:family="text"/>
    <style:style style:name="MT2" style:family="text">
      <style:text-properties fo:font-size="8pt" style:font-size-asian="8pt" style:font-size-complex="8pt"/>
    </style:style>
    <style:style style:name="MT3" style:family="text">
      <style:text-properties fo:font-size="9pt" style:font-size-asian="9pt"/>
    </style:style>
    <style:style style:name="MT4" style:family="text">
      <style:text-properties fo:font-size="8pt" fo:language="zxx" fo:country="none" style:font-size-asian="8pt" style:language-asian="zxx" style:country-asian="none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text:s text:c="382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ext:p text:style-name="MP2"><draw:custom-shape text:anchor-type="char" draw:z-index="1" draw:style-name="Mgr1" draw:text-style-name="MP3" svg:width="21.802cm" svg:height="0.061cm" svg:x="-1.677cm" svg:y="-3.739cm"><text:p/><draw:enhanced-geometry svg:viewBox="0 0 21600 21600" draw:type="rectangle" draw:enhanced-path="M 0 0 L 21600 0 21600 21600 0 21600 0 0 Z N"/></draw:custom-shape></text:p>
        <text:p text:style-name="Header"/>
        <text:p text:style-name="MP4"><draw:custom-shape text:anchor-type="char" draw:z-index="3" draw:style-name="Mgr1" draw:text-style-name="MP3" svg:width="21.802cm" svg:height="0.061cm" svg:x="-2.54cm" svg:y="0.75cm"><text:p/><draw:enhanced-geometry svg:viewBox="0 0 21600 21600" draw:type="rectangle" draw:enhanced-path="M 0 0 L 21600 0 21600 21600 0 21600 0 0 Z N"/></draw:custom-shape></text:p>
        <text:p text:style-name="MP5"/>
        <table:table table:name="Tabela4" table:style-name="Tabela4">
          <table:table-column table:style-name="Tabela4.A" table:number-columns-repeated="2"/>
          <table:table-row table:style-name="Tabela4.1">
            <table:table-cell table:style-name="Tabela4.A1" office:value-type="string">
              <text:p text:style-name="MP6"><text:span text:style-name="MT2"><text:s/></text:span><draw:frame draw:style-name="Mfr1" draw:name="figura2" text:anchor-type="as-char" svg:width="2.265cm" svg:height="1.201cm" draw:z-index="0"><draw:image xlink:href="Pictures/10000000000004B00000027A68085871.jpg" xlink:type="simple" xlink:show="embed" xlink:actuate="onLoad"/></draw:frame></text:p>
            </table:table-cell>
            <table:table-cell table:style-name="Tabela4.B1" office:value-type="string">
              <text:p text:style-name="MP7"><draw:frame draw:style-name="Mfr1" draw:name="figura3" text:anchor-type="as-char" svg:width="2.445cm" svg:height="1.425cm" draw:z-index="0"><draw:image xlink:href="Pictures/10000200000004B0000002BCADAC7941.png" xlink:type="simple" xlink:show="embed" xlink:actuate="onLoad"/></draw:frame></text:p>
            </table:table-cell>
          </table:table-row>
        </table:table>
        <text:p text:style-name="MP4"><draw:custom-shape text:anchor-type="char" draw:z-index="0" draw:style-name="Mgr1" draw:text-style-name="MP3" svg:width="21.802cm" svg:height="0.061cm" svg:x="-2.54cm" svg:y="0.178cm"><text:p/><draw:enhanced-geometry svg:viewBox="0 0 21600 21600" draw:type="rectangle" draw:enhanced-path="M 0 0 L 21600 0 21600 21600 0 21600 0 0 Z N"/></draw:custom-shape></text:p>
        <text:p text:style-name="MP5"/>
      </style:header>
      <style:footer>
        <text:p text:style-name="MP8"><text:span text:style-name="Page_20_Number"><text:span text:style-name="MT3"/></text:span></text:p>
        <text:p text:style-name="MP9"><draw:custom-shape text:anchor-type="char" draw:z-index="4" draw:style-name="Mgr1" draw:text-style-name="MP3" svg:width="21.802cm" svg:height="0.061cm" svg:x="-2.54cm" svg:y="-0.229cm"><text:p/><draw:enhanced-geometry svg:viewBox="0 0 21600 21600" draw:type="rectangle" draw:enhanced-path="M 0 0 L 21600 0 21600 21600 0 21600 0 0 Z N"/></draw:custom-shape><text:span text:style-name="MT4">Nome ou Sigla do Projeto - Definição de Requisitos</text:span><text:span text:style-name="Page_20_Number"><text:span text:style-name="MT3"><text:tab/></text:span></text:span><text:span text:style-name="Page_20_Number"><text:span text:style-name="MT2">mds - def - abc - a</text:span></text:span><text:span text:style-name="Page_20_Number"><text:span text:style-name="MT3"><text:tab/></text:span></text:span><text:span text:style-name="Page_20_Number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2"><text:page-count style:num-format="1">11</text:page-count></text:span></text:span></text:p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&lt;Nome do Projeto&gt;</dc:title>
    <meta:creation-date>2010-02-26T09:24:26.89</meta:creation-date>
    <meta:editing-cycles>5</meta:editing-cycles>
    <meta:editing-duration>PT00H32M29S</meta:editing-duration>
    <meta:initial-creator>Lena Lúcia de Moraes</meta:initial-creator>
    <dc:date>2010-03-06T10:20:00</dc:date>
    <dc:creator>guiliano </dc:creator>
    <meta:generator>OpenOffice.org/3.1$Linux OpenOffice.org_project/310m19$Build-9420</meta:generator>
    <meta:document-statistic meta:table-count="4" meta:image-count="2" meta:object-count="0" meta:page-count="11" meta:paragraph-count="220" meta:word-count="1864" meta:character-count="12821"/>
  </office:meta>
</office:document-meta>
</file>